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9" table:default-cell-style-name="ce5"/>
        <table:table-column table:style-name="co5" table:default-cell-style-name="ce6"/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923" calcext:value-type="float">
            <text:p>0.585923</text:p>
          </table:table-cell>
          <table:table-cell office:value-type="float" office:value="0.603519" calcext:value-type="float">
            <text:p>0.603519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68888" calcext:value-type="float">
            <text:p>0.568888</text:p>
          </table:table-cell>
          <table:table-cell office:value-type="float" office:value="0.494571" calcext:value-type="float">
            <text:p>0.494571</text:p>
          </table:table-cell>
          <table:table-cell office:value-type="float" office:value="0.577125" calcext:value-type="float">
            <text:p>0.577125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73568" calcext:value-type="float">
            <text:p>0.573568</text:p>
          </table:table-cell>
          <table:table-cell office:value-type="float" office:value="0.574504" calcext:value-type="float">
            <text:p>0.574504</text:p>
          </table:table-cell>
          <table:table-cell office:value-type="float" office:value="0.561026" calcext:value-type="float">
            <text:p>0.561026</text:p>
          </table:table-cell>
          <table:table-cell office:value-type="float" office:value="0.598087329" calcext:value-type="float">
            <text:p>0.598087</text:p>
          </table:table-cell>
          <table:table-cell office:value-type="float" office:value="0.555976766" calcext:value-type="float">
            <text:p>0.555977</text:p>
          </table:table-cell>
          <table:table-cell office:value-type="float" office:value="0.563768008" calcext:value-type="float">
            <text:p>0.563768</text:p>
          </table:table-cell>
          <table:table-cell office:value-type="float" office:value="0.490119861" calcext:value-type="float">
            <text:p>0.490120</text:p>
          </table:table-cell>
          <table:table-cell office:value-type="float" office:value="0.555976766" calcext:value-type="float">
            <text:p>0.555977</text:p>
          </table:table-cell>
          <table:table-cell office:value-type="float" office:value="0.591196307" calcext:value-type="float">
            <text:p>0.591196</text:p>
          </table:table-cell>
          <table:table-cell office:value-type="float" office:value="0.582319125" calcext:value-type="float">
            <text:p>0.582319</text:p>
          </table:table-cell>
          <table:table-cell office:value-type="float" office:value="0.566075234" calcext:value-type="float">
            <text:p>0.566075</text:p>
          </table:table-cell>
          <table:table-cell office:value-type="float" office:value="0.578730112" calcext:value-type="float">
            <text:p>0.578730</text:p>
          </table:table-cell>
          <table:table-cell office:value-type="float" office:value="0.579674536" calcext:value-type="float">
            <text:p>0.579675</text:p>
          </table:table-cell>
          <table:table-cell table:formula="of:=AVERAGE([.B2:.U2])" office:value-type="float" office:value="0.5661550022" calcext:value-type="float">
            <text:p>0.566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9491" calcext:value-type="float">
            <text:p>0.659491</text:p>
          </table:table-cell>
          <table:table-cell office:value-type="float" office:value="0.692063" calcext:value-type="float">
            <text:p>0.692063</text:p>
          </table:table-cell>
          <table:table-cell office:value-type="float" office:value="0.596406" calcext:value-type="float">
            <text:p>0.596406</text:p>
          </table:table-cell>
          <table:table-cell office:value-type="float" office:value="0.592288" calcext:value-type="float">
            <text:p>0.592288</text:p>
          </table:table-cell>
          <table:table-cell office:value-type="float" office:value="0.660988" calcext:value-type="float">
            <text:p>0.660988</text:p>
          </table:table-cell>
          <table:table-cell office:value-type="float" office:value="0.687196" calcext:value-type="float">
            <text:p>0.687196</text:p>
          </table:table-cell>
          <table:table-cell office:value-type="float" office:value="0.651067" calcext:value-type="float">
            <text:p>0.651067</text:p>
          </table:table-cell>
          <table:table-cell office:value-type="float" office:value="0.671659" calcext:value-type="float">
            <text:p>0.671659</text:p>
          </table:table-cell>
          <table:table-cell office:value-type="float" office:value="0.645451" calcext:value-type="float">
            <text:p>0.645451</text:p>
          </table:table-cell>
          <table:table-cell office:value-type="float" office:value="0.609884" calcext:value-type="float">
            <text:p>0.609884</text:p>
          </table:table-cell>
          <table:table-cell office:value-type="float" office:value="0.685834433" calcext:value-type="float">
            <text:p>0.685834</text:p>
          </table:table-cell>
          <table:table-cell office:value-type="float" office:value="0.591038346" calcext:value-type="float">
            <text:p>0.591038</text:p>
          </table:table-cell>
          <table:table-cell office:value-type="float" office:value="0.586957408" calcext:value-type="float">
            <text:p>0.586957</text:p>
          </table:table-cell>
          <table:table-cell office:value-type="float" office:value="0.655039108" calcext:value-type="float">
            <text:p>0.655039</text:p>
          </table:table-cell>
          <table:table-cell office:value-type="float" office:value="0.604395044" calcext:value-type="float">
            <text:p>0.604395</text:p>
          </table:table-cell>
          <table:table-cell office:value-type="float" office:value="0.665426419" calcext:value-type="float">
            <text:p>0.665426</text:p>
          </table:table-cell>
          <table:table-cell office:value-type="float" office:value="0.693380764" calcext:value-type="float">
            <text:p>0.693381</text:p>
          </table:table-cell>
          <table:table-cell office:value-type="float" office:value="0.656926603" calcext:value-type="float">
            <text:p>0.656927</text:p>
          </table:table-cell>
          <table:table-cell office:value-type="float" office:value="0.677703931" calcext:value-type="float">
            <text:p>0.677704</text:p>
          </table:table-cell>
          <table:table-cell office:value-type="float" office:value="0.651260059" calcext:value-type="float">
            <text:p>0.651260</text:p>
          </table:table-cell>
          <table:table-cell table:formula="of:=AVERAGE([.B3:.U3])" office:value-type="float" office:value="0.64672275575" calcext:value-type="float">
            <text:p>0.646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9375" calcext:value-type="float">
            <text:p>0.769375</text:p>
          </table:table-cell>
          <table:table-cell office:value-type="float" office:value="0.787346" calcext:value-type="float">
            <text:p>0.787346</text:p>
          </table:table-cell>
          <table:table-cell office:value-type="float" office:value="0.740359" calcext:value-type="float">
            <text:p>0.740359</text:p>
          </table:table-cell>
          <table:table-cell office:value-type="float" office:value="0.728753" calcext:value-type="float">
            <text:p>0.728753</text:p>
          </table:table-cell>
          <table:table-cell office:value-type="float" office:value="0.765069" calcext:value-type="float">
            <text:p>0.765069</text:p>
          </table:table-cell>
          <table:table-cell office:value-type="float" office:value="0.771434" calcext:value-type="float">
            <text:p>0.771434</text:p>
          </table:table-cell>
          <table:table-cell office:value-type="float" office:value="0.769" calcext:value-type="float">
            <text:p>0.769000</text:p>
          </table:table-cell>
          <table:table-cell office:value-type="float" office:value="0.741483" calcext:value-type="float">
            <text:p>0.741483</text:p>
          </table:table-cell>
          <table:table-cell office:value-type="float" office:value="0.744478" calcext:value-type="float">
            <text:p>0.744478</text:p>
          </table:table-cell>
          <table:table-cell office:value-type="float" office:value="0.743542" calcext:value-type="float">
            <text:p>0.743542</text:p>
          </table:table-cell>
          <table:table-cell office:value-type="float" office:value="0.780259886" calcext:value-type="float">
            <text:p>0.780260</text:p>
          </table:table-cell>
          <table:table-cell office:value-type="float" office:value="0.733695769" calcext:value-type="float">
            <text:p>0.733696</text:p>
          </table:table-cell>
          <table:table-cell office:value-type="float" office:value="0.722194223" calcext:value-type="float">
            <text:p>0.722194</text:p>
          </table:table-cell>
          <table:table-cell office:value-type="float" office:value="0.758183379" calcext:value-type="float">
            <text:p>0.758183</text:p>
          </table:table-cell>
          <table:table-cell office:value-type="float" office:value="0.736850122" calcext:value-type="float">
            <text:p>0.736850</text:p>
          </table:table-cell>
          <table:table-cell office:value-type="float" office:value="0.776299375" calcext:value-type="float">
            <text:p>0.776299</text:p>
          </table:table-cell>
          <table:table-cell office:value-type="float" office:value="0.778376906" calcext:value-type="float">
            <text:p>0.778377</text:p>
          </table:table-cell>
          <table:table-cell office:value-type="float" office:value="0.775921" calcext:value-type="float">
            <text:p>0.775921</text:p>
          </table:table-cell>
          <table:table-cell office:value-type="float" office:value="0.748156347" calcext:value-type="float">
            <text:p>0.748156</text:p>
          </table:table-cell>
          <table:table-cell office:value-type="float" office:value="0.751178302" calcext:value-type="float">
            <text:p>0.751178</text:p>
          </table:table-cell>
          <table:table-cell table:formula="of:=AVERAGE([.B4:.U4])" office:value-type="float" office:value="0.75609771545" calcext:value-type="float">
            <text:p>0.7560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6361" calcext:value-type="float">
            <text:p>0.816361</text:p>
          </table:table-cell>
          <table:table-cell office:value-type="float" office:value="0.837888" calcext:value-type="float">
            <text:p>0.837888</text:p>
          </table:table-cell>
          <table:table-cell office:value-type="float" office:value="0.802134" calcext:value-type="float">
            <text:p>0.802134</text:p>
          </table:table-cell>
          <table:table-cell office:value-type="float" office:value="0.810183" calcext:value-type="float">
            <text:p>0.810183</text:p>
          </table:table-cell>
          <table:table-cell office:value-type="float" office:value="0.826095" calcext:value-type="float">
            <text:p>0.826095</text:p>
          </table:table-cell>
          <table:table-cell office:value-type="float" office:value="0.830213" calcext:value-type="float">
            <text:p>0.830213</text:p>
          </table:table-cell>
          <table:table-cell office:value-type="float" office:value="0.827218" calcext:value-type="float">
            <text:p>0.827218</text:p>
          </table:table-cell>
          <table:table-cell office:value-type="float" office:value="0.785474" calcext:value-type="float">
            <text:p>0.785474</text:p>
          </table:table-cell>
          <table:table-cell office:value-type="float" office:value="0.819543" calcext:value-type="float">
            <text:p>0.819543</text:p>
          </table:table-cell>
          <table:table-cell office:value-type="float" office:value="0.813179" calcext:value-type="float">
            <text:p>0.813179</text:p>
          </table:table-cell>
          <table:table-cell office:value-type="float" office:value="0.830347008" calcext:value-type="float">
            <text:p>0.830347</text:p>
          </table:table-cell>
          <table:table-cell office:value-type="float" office:value="0.794914794" calcext:value-type="float">
            <text:p>0.794915</text:p>
          </table:table-cell>
          <table:table-cell office:value-type="float" office:value="0.802891353" calcext:value-type="float">
            <text:p>0.802891</text:p>
          </table:table-cell>
          <table:table-cell office:value-type="float" office:value="0.818660145" calcext:value-type="float">
            <text:p>0.818660</text:p>
          </table:table-cell>
          <table:table-cell office:value-type="float" office:value="0.805860389" calcext:value-type="float">
            <text:p>0.805860</text:p>
          </table:table-cell>
          <table:table-cell office:value-type="float" office:value="0.823708249" calcext:value-type="float">
            <text:p>0.823708</text:p>
          </table:table-cell>
          <table:table-cell office:value-type="float" office:value="0.837684917" calcext:value-type="float">
            <text:p>0.837685</text:p>
          </table:table-cell>
          <table:table-cell office:value-type="float" office:value="0.834662962" calcext:value-type="float">
            <text:p>0.834663</text:p>
          </table:table-cell>
          <table:table-cell office:value-type="float" office:value="0.792543266" calcext:value-type="float">
            <text:p>0.792543</text:p>
          </table:table-cell>
          <table:table-cell office:value-type="float" office:value="0.826918887" calcext:value-type="float">
            <text:p>0.826919</text:p>
          </table:table-cell>
          <table:table-cell table:formula="of:=AVERAGE([.B5:.U5])" office:value-type="float" office:value="0.8168239985" calcext:value-type="float">
            <text:p>0.816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781" calcext:value-type="float">
            <text:p>0.847810</text:p>
          </table:table-cell>
          <table:table-cell office:value-type="float" office:value="0.808873" calcext:value-type="float">
            <text:p>0.808873</text:p>
          </table:table-cell>
          <table:table-cell office:value-type="float" office:value="0.843879" calcext:value-type="float">
            <text:p>0.843879</text:p>
          </table:table-cell>
          <table:table-cell office:value-type="float" office:value="0.814676" calcext:value-type="float">
            <text:p>0.814676</text:p>
          </table:table-cell>
          <table:table-cell office:value-type="float" office:value="0.8538" calcext:value-type="float">
            <text:p>0.853800</text:p>
          </table:table-cell>
          <table:table-cell office:value-type="float" office:value="0.858854" calcext:value-type="float">
            <text:p>0.858854</text:p>
          </table:table-cell>
          <table:table-cell office:value-type="float" office:value="0.821977" calcext:value-type="float">
            <text:p>0.821977</text:p>
          </table:table-cell>
          <table:table-cell office:value-type="float" office:value="0.830775" calcext:value-type="float">
            <text:p>0.830775</text:p>
          </table:table-cell>
          <table:table-cell office:value-type="float" office:value="0.854174" calcext:value-type="float">
            <text:p>0.854174</text:p>
          </table:table-cell>
          <table:table-cell office:value-type="float" office:value="0.852864" calcext:value-type="float">
            <text:p>0.852864</text:p>
          </table:table-cell>
          <table:table-cell office:value-type="float" office:value="0.801593143" calcext:value-type="float">
            <text:p>0.801593</text:p>
          </table:table-cell>
          <table:table-cell office:value-type="float" office:value="0.836284089" calcext:value-type="float">
            <text:p>0.836284</text:p>
          </table:table-cell>
          <table:table-cell office:value-type="float" office:value="0.807343916" calcext:value-type="float">
            <text:p>0.807344</text:p>
          </table:table-cell>
          <table:table-cell office:value-type="float" office:value="0.8461158" calcext:value-type="float">
            <text:p>0.846116</text:p>
          </table:table-cell>
          <table:table-cell office:value-type="float" office:value="0.845188224" calcext:value-type="float">
            <text:p>0.845188</text:p>
          </table:table-cell>
          <table:table-cell office:value-type="float" office:value="0.85544029" calcext:value-type="float">
            <text:p>0.855440</text:p>
          </table:table-cell>
          <table:table-cell office:value-type="float" office:value="0.866583686" calcext:value-type="float">
            <text:p>0.866584</text:p>
          </table:table-cell>
          <table:table-cell office:value-type="float" office:value="0.829374793" calcext:value-type="float">
            <text:p>0.829375</text:p>
          </table:table-cell>
          <table:table-cell office:value-type="float" office:value="0.838251975" calcext:value-type="float">
            <text:p>0.838252</text:p>
          </table:table-cell>
          <table:table-cell office:value-type="float" office:value="0.861861566" calcext:value-type="float">
            <text:p>0.861862</text:p>
          </table:table-cell>
          <table:table-cell table:formula="of:=AVERAGE([.B6:.U6])" office:value-type="float" office:value="0.8387859741" calcext:value-type="float">
            <text:p>0.838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69899" calcext:value-type="float">
            <text:p>0.869899</text:p>
          </table:table-cell>
          <table:table-cell office:value-type="float" office:value="0.870086" calcext:value-type="float">
            <text:p>0.870086</text:p>
          </table:table-cell>
          <table:table-cell office:value-type="float" office:value="0.855298" calcext:value-type="float">
            <text:p>0.855298</text:p>
          </table:table-cell>
          <table:table-cell office:value-type="float" office:value="0.858667" calcext:value-type="float">
            <text:p>0.858667</text:p>
          </table:table-cell>
          <table:table-cell office:value-type="float" office:value="0.871209" calcext:value-type="float">
            <text:p>0.871209</text:p>
          </table:table-cell>
          <table:table-cell office:value-type="float" office:value="0.833957" calcext:value-type="float">
            <text:p>0.833957</text:p>
          </table:table-cell>
          <table:table-cell office:value-type="float" office:value="0.860165" calcext:value-type="float">
            <text:p>0.860165</text:p>
          </table:table-cell>
          <table:table-cell office:value-type="float" office:value="0.862411" calcext:value-type="float">
            <text:p>0.862411</text:p>
          </table:table-cell>
          <table:table-cell office:value-type="float" office:value="0.86447" calcext:value-type="float">
            <text:p>0.864470</text:p>
          </table:table-cell>
          <table:table-cell office:value-type="float" office:value="0.872332" calcext:value-type="float">
            <text:p>0.872332</text:p>
          </table:table-cell>
          <table:table-cell office:value-type="float" office:value="0.862255226" calcext:value-type="float">
            <text:p>0.862255</text:p>
          </table:table-cell>
          <table:table-cell office:value-type="float" office:value="0.847600318" calcext:value-type="float">
            <text:p>0.847600</text:p>
          </table:table-cell>
          <table:table-cell office:value-type="float" office:value="0.850938997" calcext:value-type="float">
            <text:p>0.850939</text:p>
          </table:table-cell>
          <table:table-cell office:value-type="float" office:value="0.863368119" calcext:value-type="float">
            <text:p>0.863368</text:p>
          </table:table-cell>
          <table:table-cell office:value-type="float" office:value="0.864481012" calcext:value-type="float">
            <text:p>0.864481</text:p>
          </table:table-cell>
          <table:table-cell office:value-type="float" office:value="0.877728091" calcext:value-type="float">
            <text:p>0.877728</text:p>
          </table:table-cell>
          <table:table-cell office:value-type="float" office:value="0.841462613" calcext:value-type="float">
            <text:p>0.841463</text:p>
          </table:table-cell>
          <table:table-cell office:value-type="float" office:value="0.867906485" calcext:value-type="float">
            <text:p>0.867906</text:p>
          </table:table-cell>
          <table:table-cell office:value-type="float" office:value="0.870172699" calcext:value-type="float">
            <text:p>0.870173</text:p>
          </table:table-cell>
          <table:table-cell office:value-type="float" office:value="0.87225023" calcext:value-type="float">
            <text:p>0.872250</text:p>
          </table:table-cell>
          <table:table-cell table:formula="of:=AVERAGE([.B7:.U7])" office:value-type="float" office:value="0.8618328895" calcext:value-type="float">
            <text:p>0.8618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5968" calcext:value-type="float">
            <text:p>0.865968</text:p>
          </table:table-cell>
          <table:table-cell office:value-type="float" office:value="0.871396" calcext:value-type="float">
            <text:p>0.871396</text:p>
          </table:table-cell>
          <table:table-cell office:value-type="float" office:value="0.852115" calcext:value-type="float">
            <text:p>0.852115</text:p>
          </table:table-cell>
          <table:table-cell office:value-type="float" office:value="0.869525" calcext:value-type="float">
            <text:p>0.869525</text:p>
          </table:table-cell>
          <table:table-cell office:value-type="float" office:value="0.872332" calcext:value-type="float">
            <text:p>0.872332</text:p>
          </table:table-cell>
          <table:table-cell office:value-type="float" office:value="0.877574" calcext:value-type="float">
            <text:p>0.877574</text:p>
          </table:table-cell>
          <table:table-cell office:value-type="float" office:value="0.865593" calcext:value-type="float">
            <text:p>0.865593</text:p>
          </table:table-cell>
          <table:table-cell office:value-type="float" office:value="0.876076" calcext:value-type="float">
            <text:p>0.876076</text:p>
          </table:table-cell>
          <table:table-cell office:value-type="float" office:value="0.877574" calcext:value-type="float">
            <text:p>0.877574</text:p>
          </table:table-cell>
          <table:table-cell office:value-type="float" office:value="0.874204" calcext:value-type="float">
            <text:p>0.874204</text:p>
          </table:table-cell>
          <table:table-cell office:value-type="float" office:value="0.863553436" calcext:value-type="float">
            <text:p>0.863553</text:p>
          </table:table-cell>
          <table:table-cell office:value-type="float" office:value="0.844445965" calcext:value-type="float">
            <text:p>0.844446</text:p>
          </table:table-cell>
          <table:table-cell office:value-type="float" office:value="0.861699275" calcext:value-type="float">
            <text:p>0.861699</text:p>
          </table:table-cell>
          <table:table-cell office:value-type="float" office:value="0.864481012" calcext:value-type="float">
            <text:p>0.864481</text:p>
          </table:table-cell>
          <table:table-cell office:value-type="float" office:value="0.866336164" calcext:value-type="float">
            <text:p>0.866336</text:p>
          </table:table-cell>
          <table:table-cell office:value-type="float" office:value="0.873761712" calcext:value-type="float">
            <text:p>0.873762</text:p>
          </table:table-cell>
          <table:table-cell office:value-type="float" office:value="0.885472166" calcext:value-type="float">
            <text:p>0.885472</text:p>
          </table:table-cell>
          <table:table-cell office:value-type="float" office:value="0.873383337" calcext:value-type="float">
            <text:p>0.873383</text:p>
          </table:table-cell>
          <table:table-cell office:value-type="float" office:value="0.883960684" calcext:value-type="float">
            <text:p>0.883961</text:p>
          </table:table-cell>
          <table:table-cell office:value-type="float" office:value="0.885472166" calcext:value-type="float">
            <text:p>0.885472</text:p>
          </table:table-cell>
          <table:table-cell table:formula="of:=AVERAGE([.B8:.U8])" office:value-type="float" office:value="0.87024614585" calcext:value-type="float">
            <text:p>0.8702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76076" calcext:value-type="float">
            <text:p>0.876076</text:p>
          </table:table-cell>
          <table:table-cell table:number-columns-repeated="2" office:value-type="float" office:value="0.873456" calcext:value-type="float">
            <text:p>0.873456</text:p>
          </table:table-cell>
          <table:table-cell office:value-type="float" office:value="0.876264" calcext:value-type="float">
            <text:p>0.876264</text:p>
          </table:table-cell>
          <table:table-cell office:value-type="float" office:value="0.877387" calcext:value-type="float">
            <text:p>0.877387</text:p>
          </table:table-cell>
          <table:table-cell office:value-type="float" office:value="0.871396" calcext:value-type="float">
            <text:p>0.871396</text:p>
          </table:table-cell>
          <table:table-cell office:value-type="float" office:value="0.862785" calcext:value-type="float">
            <text:p>0.862785</text:p>
          </table:table-cell>
          <table:table-cell office:value-type="float" office:value="0.869712" calcext:value-type="float">
            <text:p>0.869712</text:p>
          </table:table-cell>
          <table:table-cell office:value-type="float" office:value="0.85717" calcext:value-type="float">
            <text:p>0.857170</text:p>
          </table:table-cell>
          <table:table-cell office:value-type="float" office:value="0.867091" calcext:value-type="float">
            <text:p>0.867091</text:p>
          </table:table-cell>
          <table:table-cell table:number-columns-repeated="2" office:value-type="float" office:value="0.865594896" calcext:value-type="float">
            <text:p>0.865595</text:p>
          </table:table-cell>
          <table:table-cell office:value-type="float" office:value="0.868377624" calcext:value-type="float">
            <text:p>0.868378</text:p>
          </table:table-cell>
          <table:table-cell office:value-type="float" office:value="0.869490517" calcext:value-type="float">
            <text:p>0.869491</text:p>
          </table:table-cell>
          <table:table-cell office:value-type="float" office:value="0.859287181" calcext:value-type="float">
            <text:p>0.859287</text:p>
          </table:table-cell>
          <table:table-cell office:value-type="float" office:value="0.883960684" calcext:value-type="float">
            <text:p>0.883961</text:p>
          </table:table-cell>
          <table:table-cell office:value-type="float" office:value="0.879238564" calcext:value-type="float">
            <text:p>0.879239</text:p>
          </table:table-cell>
          <table:table-cell office:value-type="float" office:value="0.870550065" calcext:value-type="float">
            <text:p>0.870550</text:p>
          </table:table-cell>
          <table:table-cell office:value-type="float" office:value="0.877539408" calcext:value-type="float">
            <text:p>0.877539</text:p>
          </table:table-cell>
          <table:table-cell office:value-type="float" office:value="0.86488453" calcext:value-type="float">
            <text:p>0.864885</text:p>
          </table:table-cell>
          <table:table-cell table:formula="of:=AVERAGE([.B9:.U9])" office:value-type="float" office:value="0.87046556825" calcext:value-type="float">
            <text:p>0.8704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252" calcext:value-type="float">
            <text:p>0.872520</text:p>
          </table:table-cell>
          <table:table-cell office:value-type="float" office:value="0.871396" calcext:value-type="float">
            <text:p>0.871396</text:p>
          </table:table-cell>
          <table:table-cell office:value-type="float" office:value="0.870648" calcext:value-type="float">
            <text:p>0.870648</text:p>
          </table:table-cell>
          <table:table-cell office:value-type="float" office:value="0.85717" calcext:value-type="float">
            <text:p>0.857170</text:p>
          </table:table-cell>
          <table:table-cell office:value-type="float" office:value="0.874579" calcext:value-type="float">
            <text:p>0.874579</text:p>
          </table:table-cell>
          <table:table-cell office:value-type="float" office:value="0.868401" calcext:value-type="float">
            <text:p>0.868401</text:p>
          </table:table-cell>
          <table:table-cell office:value-type="float" office:value="0.870273" calcext:value-type="float">
            <text:p>0.870273</text:p>
          </table:table-cell>
          <table:table-cell office:value-type="float" office:value="0.871584" calcext:value-type="float">
            <text:p>0.871584</text:p>
          </table:table-cell>
          <table:table-cell office:value-type="float" office:value="0.848746" calcext:value-type="float">
            <text:p>0.848746</text:p>
          </table:table-cell>
          <table:table-cell office:value-type="float" office:value="0.872894" calcext:value-type="float">
            <text:p>0.872894</text:p>
          </table:table-cell>
          <table:table-cell office:value-type="float" office:value="0.863553436" calcext:value-type="float">
            <text:p>0.863553</text:p>
          </table:table-cell>
          <table:table-cell office:value-type="float" office:value="0.862812168" calcext:value-type="float">
            <text:p>0.862812</text:p>
          </table:table-cell>
          <table:table-cell office:value-type="float" office:value="0.84945547" calcext:value-type="float">
            <text:p>0.849455</text:p>
          </table:table-cell>
          <table:table-cell office:value-type="float" office:value="0.866707789" calcext:value-type="float">
            <text:p>0.866708</text:p>
          </table:table-cell>
          <table:table-cell office:value-type="float" office:value="0.865037954" calcext:value-type="float">
            <text:p>0.865038</text:p>
          </table:table-cell>
          <table:table-cell office:value-type="float" office:value="0.88037268" calcext:value-type="float">
            <text:p>0.880373</text:p>
          </table:table-cell>
          <table:table-cell office:value-type="float" office:value="0.876216609" calcext:value-type="float">
            <text:p>0.876217</text:p>
          </table:table-cell>
          <table:table-cell office:value-type="float" office:value="0.878105457" calcext:value-type="float">
            <text:p>0.878105</text:p>
          </table:table-cell>
          <table:table-cell office:value-type="float" office:value="0.879428256" calcext:value-type="float">
            <text:p>0.879428</text:p>
          </table:table-cell>
          <table:table-cell office:value-type="float" office:value="0.856384714" calcext:value-type="float">
            <text:p>0.856385</text:p>
          </table:table-cell>
          <table:table-cell table:formula="of:=AVERAGE([.B10:.U10])" office:value-type="float" office:value="0.86781427665" calcext:value-type="float">
            <text:p>0.8678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73268" calcext:value-type="float">
            <text:p>0.873268</text:p>
          </table:table-cell>
          <table:table-cell office:value-type="float" office:value="0.862598" calcext:value-type="float">
            <text:p>0.862598</text:p>
          </table:table-cell>
          <table:table-cell office:value-type="float" office:value="0.855298" calcext:value-type="float">
            <text:p>0.855298</text:p>
          </table:table-cell>
          <table:table-cell office:value-type="float" office:value="0.868027" calcext:value-type="float">
            <text:p>0.868027</text:p>
          </table:table-cell>
          <table:table-cell office:value-type="float" office:value="0.866155" calcext:value-type="float">
            <text:p>0.866155</text:p>
          </table:table-cell>
          <table:table-cell office:value-type="float" office:value="0.843504" calcext:value-type="float">
            <text:p>0.843504</text:p>
          </table:table-cell>
          <table:table-cell office:value-type="float" office:value="0.86915" calcext:value-type="float">
            <text:p>0.869150</text:p>
          </table:table-cell>
          <table:table-cell office:value-type="float" office:value="0.875515" calcext:value-type="float">
            <text:p>0.875515</text:p>
          </table:table-cell>
          <table:table-cell office:value-type="float" office:value="0.871396" calcext:value-type="float">
            <text:p>0.871396</text:p>
          </table:table-cell>
          <table:table-cell office:value-type="float" office:value="0.858106" calcext:value-type="float">
            <text:p>0.858106</text:p>
          </table:table-cell>
          <table:table-cell office:value-type="float" office:value="0.854834618" calcext:value-type="float">
            <text:p>0.854835</text:p>
          </table:table-cell>
          <table:table-cell office:value-type="float" office:value="0.847600318" calcext:value-type="float">
            <text:p>0.847600</text:p>
          </table:table-cell>
          <table:table-cell office:value-type="float" office:value="0.860214757" calcext:value-type="float">
            <text:p>0.860215</text:p>
          </table:table-cell>
          <table:table-cell office:value-type="float" office:value="0.858359605" calcext:value-type="float">
            <text:p>0.858360</text:p>
          </table:table-cell>
          <table:table-cell office:value-type="float" office:value="0.850383046" calcext:value-type="float">
            <text:p>0.850383</text:p>
          </table:table-cell>
          <table:table-cell office:value-type="float" office:value="0.881127412" calcext:value-type="float">
            <text:p>0.881127</text:p>
          </table:table-cell>
          <table:table-cell office:value-type="float" office:value="0.851095536" calcext:value-type="float">
            <text:p>0.851096</text:p>
          </table:table-cell>
          <table:table-cell office:value-type="float" office:value="0.87697235" calcext:value-type="float">
            <text:p>0.876972</text:p>
          </table:table-cell>
          <table:table-cell office:value-type="float" office:value="0.883394635" calcext:value-type="float">
            <text:p>0.883395</text:p>
          </table:table-cell>
          <table:table-cell office:value-type="float" office:value="0.879238564" calcext:value-type="float">
            <text:p>0.879239</text:p>
          </table:table-cell>
          <table:table-cell table:formula="of:=AVERAGE([.B11:.U11])" office:value-type="float" office:value="0.86431189205" calcext:value-type="float">
            <text:p>0.8643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74766" calcext:value-type="float">
            <text:p>0.874766</text:p>
          </table:table-cell>
          <table:table-cell office:value-type="float" office:value="0.87252" calcext:value-type="float">
            <text:p>0.872520</text:p>
          </table:table-cell>
          <table:table-cell office:value-type="float" office:value="0.868027" calcext:value-type="float">
            <text:p>0.868027</text:p>
          </table:table-cell>
          <table:table-cell office:value-type="float" office:value="0.867278" calcext:value-type="float">
            <text:p>0.867278</text:p>
          </table:table-cell>
          <table:table-cell office:value-type="float" office:value="0.865032" calcext:value-type="float">
            <text:p>0.865032</text:p>
          </table:table-cell>
          <table:table-cell office:value-type="float" office:value="0.865593" calcext:value-type="float">
            <text:p>0.865593</text:p>
          </table:table-cell>
          <table:table-cell office:value-type="float" office:value="0.864845" calcext:value-type="float">
            <text:p>0.864845</text:p>
          </table:table-cell>
          <table:table-cell office:value-type="float" office:value="0.874766" calcext:value-type="float">
            <text:p>0.874766</text:p>
          </table:table-cell>
          <table:table-cell office:value-type="float" office:value="0.873643" calcext:value-type="float">
            <text:p>0.873643</text:p>
          </table:table-cell>
          <table:table-cell office:value-type="float" office:value="0.867278" calcext:value-type="float">
            <text:p>0.867278</text:p>
          </table:table-cell>
          <table:table-cell office:value-type="float" office:value="0.86466732" calcext:value-type="float">
            <text:p>0.864667</text:p>
          </table:table-cell>
          <table:table-cell office:value-type="float" office:value="0.860214757" calcext:value-type="float">
            <text:p>0.860215</text:p>
          </table:table-cell>
          <table:table-cell office:value-type="float" office:value="0.859472498" calcext:value-type="float">
            <text:p>0.859472</text:p>
          </table:table-cell>
          <table:table-cell office:value-type="float" office:value="0.857246712" calcext:value-type="float">
            <text:p>0.857247</text:p>
          </table:table-cell>
          <table:table-cell office:value-type="float" office:value="0.859472498" calcext:value-type="float">
            <text:p>0.859472</text:p>
          </table:table-cell>
          <table:table-cell office:value-type="float" office:value="0.882638894" calcext:value-type="float">
            <text:p>0.882639</text:p>
          </table:table-cell>
          <table:table-cell office:value-type="float" office:value="0.873383337" calcext:value-type="float">
            <text:p>0.873383</text:p>
          </table:table-cell>
          <table:table-cell office:value-type="float" office:value="0.872628605" calcext:value-type="float">
            <text:p>0.872629</text:p>
          </table:table-cell>
          <table:table-cell office:value-type="float" office:value="0.882638894" calcext:value-type="float">
            <text:p>0.882639</text:p>
          </table:table-cell>
          <table:table-cell office:value-type="float" office:value="0.881505787" calcext:value-type="float">
            <text:p>0.881506</text:p>
          </table:table-cell>
          <table:table-cell table:formula="of:=AVERAGE([.B12:.U12])" office:value-type="float" office:value="0.8693808651" calcext:value-type="float">
            <text:p>0.8693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69525" calcext:value-type="float">
            <text:p>0.869525</text:p>
          </table:table-cell>
          <table:table-cell office:value-type="float" office:value="0.860914" calcext:value-type="float">
            <text:p>0.860914</text:p>
          </table:table-cell>
          <table:table-cell office:value-type="float" office:value="0.869525" calcext:value-type="float">
            <text:p>0.869525</text:p>
          </table:table-cell>
          <table:table-cell office:value-type="float" office:value="0.861475" calcext:value-type="float">
            <text:p>0.861475</text:p>
          </table:table-cell>
          <table:table-cell office:value-type="float" office:value="0.867091" calcext:value-type="float">
            <text:p>0.867091</text:p>
          </table:table-cell>
          <table:table-cell office:value-type="float" office:value="0.858667" calcext:value-type="float">
            <text:p>0.858667</text:p>
          </table:table-cell>
          <table:table-cell office:value-type="float" office:value="0.873081" calcext:value-type="float">
            <text:p>0.873081</text:p>
          </table:table-cell>
          <table:table-cell office:value-type="float" office:value="0.868401" calcext:value-type="float">
            <text:p>0.868401</text:p>
          </table:table-cell>
          <table:table-cell office:value-type="float" office:value="0.870835" calcext:value-type="float">
            <text:p>0.870835</text:p>
          </table:table-cell>
          <table:table-cell office:value-type="float" office:value="0.863721" calcext:value-type="float">
            <text:p>0.863721</text:p>
          </table:table-cell>
          <table:table-cell office:value-type="float" office:value="0.853165774" calcext:value-type="float">
            <text:p>0.853166</text:p>
          </table:table-cell>
          <table:table-cell office:value-type="float" office:value="0.861699275" calcext:value-type="float">
            <text:p>0.861699</text:p>
          </table:table-cell>
          <table:table-cell office:value-type="float" office:value="0.853721725" calcext:value-type="float">
            <text:p>0.853722</text:p>
          </table:table-cell>
          <table:table-cell office:value-type="float" office:value="0.859287181" calcext:value-type="float">
            <text:p>0.859287</text:p>
          </table:table-cell>
          <table:table-cell office:value-type="float" office:value="0.855947511" calcext:value-type="float">
            <text:p>0.855948</text:p>
          </table:table-cell>
          <table:table-cell office:value-type="float" office:value="0.877350725" calcext:value-type="float">
            <text:p>0.877351</text:p>
          </table:table-cell>
          <table:table-cell office:value-type="float" office:value="0.866395003" calcext:value-type="float">
            <text:p>0.866395</text:p>
          </table:table-cell>
          <table:table-cell office:value-type="float" office:value="0.880938729" calcext:value-type="float">
            <text:p>0.880939</text:p>
          </table:table-cell>
          <table:table-cell office:value-type="float" office:value="0.876216609" calcext:value-type="float">
            <text:p>0.876217</text:p>
          </table:table-cell>
          <table:table-cell office:value-type="float" office:value="0.878672515" calcext:value-type="float">
            <text:p>0.878673</text:p>
          </table:table-cell>
          <table:table-cell table:formula="of:=AVERAGE([.B13:.U13])" office:value-type="float" office:value="0.86633150235" calcext:value-type="float">
            <text:p>0.8663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65781" calcext:value-type="float">
            <text:p>0.865781</text:p>
          </table:table-cell>
          <table:table-cell office:value-type="float" office:value="0.864096" calcext:value-type="float">
            <text:p>0.864096</text:p>
          </table:table-cell>
          <table:table-cell office:value-type="float" office:value="0.861849" calcext:value-type="float">
            <text:p>0.861849</text:p>
          </table:table-cell>
          <table:table-cell office:value-type="float" office:value="0.863534" calcext:value-type="float">
            <text:p>0.863534</text:p>
          </table:table-cell>
          <table:table-cell office:value-type="float" office:value="0.866155" calcext:value-type="float">
            <text:p>0.866155</text:p>
          </table:table-cell>
          <table:table-cell office:value-type="float" office:value="0.855298" calcext:value-type="float">
            <text:p>0.855298</text:p>
          </table:table-cell>
          <table:table-cell office:value-type="float" office:value="0.866155" calcext:value-type="float">
            <text:p>0.866155</text:p>
          </table:table-cell>
          <table:table-cell office:value-type="float" office:value="0.862224" calcext:value-type="float">
            <text:p>0.862224</text:p>
          </table:table-cell>
          <table:table-cell office:value-type="float" office:value="0.86784" calcext:value-type="float">
            <text:p>0.867840</text:p>
          </table:table-cell>
          <table:table-cell office:value-type="float" office:value="0.864096" calcext:value-type="float">
            <text:p>0.864096</text:p>
          </table:table-cell>
          <table:table-cell office:value-type="float" office:value="0.856319136" calcext:value-type="float">
            <text:p>0.856319</text:p>
          </table:table-cell>
          <table:table-cell office:value-type="float" office:value="0.854092359" calcext:value-type="float">
            <text:p>0.854092</text:p>
          </table:table-cell>
          <table:table-cell office:value-type="float" office:value="0.855762194" calcext:value-type="float">
            <text:p>0.855762</text:p>
          </table:table-cell>
          <table:table-cell office:value-type="float" office:value="0.858359605" calcext:value-type="float">
            <text:p>0.858360</text:p>
          </table:table-cell>
          <table:table-cell office:value-type="float" office:value="0.856319136" calcext:value-type="float">
            <text:p>0.856319</text:p>
          </table:table-cell>
          <table:table-cell office:value-type="float" office:value="0.873573029" calcext:value-type="float">
            <text:p>0.873573</text:p>
          </table:table-cell>
          <table:table-cell office:value-type="float" office:value="0.862995682" calcext:value-type="float">
            <text:p>0.862996</text:p>
          </table:table-cell>
          <table:table-cell office:value-type="float" office:value="0.873950395" calcext:value-type="float">
            <text:p>0.873950</text:p>
          </table:table-cell>
          <table:table-cell office:value-type="float" office:value="0.869984016" calcext:value-type="float">
            <text:p>0.869984</text:p>
          </table:table-cell>
          <table:table-cell office:value-type="float" office:value="0.87565056" calcext:value-type="float">
            <text:p>0.875651</text:p>
          </table:table-cell>
          <table:table-cell table:formula="of:=AVERAGE([.B14:.U14])" office:value-type="float" office:value="0.8637017056" calcext:value-type="float">
            <text:p>0.8637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63347" calcext:value-type="float">
            <text:p>0.863347</text:p>
          </table:table-cell>
          <table:table-cell office:value-type="float" office:value="0.865593" calcext:value-type="float">
            <text:p>0.865593</text:p>
          </table:table-cell>
          <table:table-cell office:value-type="float" office:value="0.863909" calcext:value-type="float">
            <text:p>0.863909</text:p>
          </table:table-cell>
          <table:table-cell office:value-type="float" office:value="0.859042" calcext:value-type="float">
            <text:p>0.859042</text:p>
          </table:table-cell>
          <table:table-cell office:value-type="float" office:value="0.868401" calcext:value-type="float">
            <text:p>0.868401</text:p>
          </table:table-cell>
          <table:table-cell office:value-type="float" office:value="0.858293" calcext:value-type="float">
            <text:p>0.858293</text:p>
          </table:table-cell>
          <table:table-cell office:value-type="float" office:value="0.868027" calcext:value-type="float">
            <text:p>0.868027</text:p>
          </table:table-cell>
          <table:table-cell office:value-type="float" office:value="0.868214" calcext:value-type="float">
            <text:p>0.868214</text:p>
          </table:table-cell>
          <table:table-cell office:value-type="float" office:value="0.859042" calcext:value-type="float">
            <text:p>0.859042</text:p>
          </table:table-cell>
          <table:table-cell office:value-type="float" office:value="0.864283" calcext:value-type="float">
            <text:p>0.864283</text:p>
          </table:table-cell>
          <table:table-cell office:value-type="float" office:value="0.857802663" calcext:value-type="float">
            <text:p>0.857803</text:p>
          </table:table-cell>
          <table:table-cell office:value-type="float" office:value="0.856133819" calcext:value-type="float">
            <text:p>0.856134</text:p>
          </table:table-cell>
          <table:table-cell office:value-type="float" office:value="0.851310622" calcext:value-type="float">
            <text:p>0.851311</text:p>
          </table:table-cell>
          <table:table-cell office:value-type="float" office:value="0.860585391" calcext:value-type="float">
            <text:p>0.860585</text:p>
          </table:table-cell>
          <table:table-cell office:value-type="float" office:value="0.856504453" calcext:value-type="float">
            <text:p>0.856504</text:p>
          </table:table-cell>
          <table:table-cell office:value-type="float" office:value="0.871117123" calcext:value-type="float">
            <text:p>0.871117</text:p>
          </table:table-cell>
          <table:table-cell office:value-type="float" office:value="0.866017637" calcext:value-type="float">
            <text:p>0.866018</text:p>
          </table:table-cell>
          <table:table-cell office:value-type="float" office:value="0.875839243" calcext:value-type="float">
            <text:p>0.875839</text:p>
          </table:table-cell>
          <table:table-cell office:value-type="float" office:value="0.876027926" calcext:value-type="float">
            <text:p>0.876028</text:p>
          </table:table-cell>
          <table:table-cell office:value-type="float" office:value="0.866773378" calcext:value-type="float">
            <text:p>0.866773</text:p>
          </table:table-cell>
          <table:table-cell table:formula="of:=AVERAGE([.B15:.U15])" office:value-type="float" office:value="0.86381316275" calcext:value-type="float">
            <text:p>0.8638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67278" calcext:value-type="float">
            <text:p>0.867278</text:p>
          </table:table-cell>
          <table:table-cell office:value-type="float" office:value="0.859603" calcext:value-type="float">
            <text:p>0.859603</text:p>
          </table:table-cell>
          <table:table-cell office:value-type="float" office:value="0.860726" calcext:value-type="float">
            <text:p>0.860726</text:p>
          </table:table-cell>
          <table:table-cell office:value-type="float" office:value="0.858667" calcext:value-type="float">
            <text:p>0.858667</text:p>
          </table:table-cell>
          <table:table-cell office:value-type="float" office:value="0.860914" calcext:value-type="float">
            <text:p>0.860914</text:p>
          </table:table-cell>
          <table:table-cell office:value-type="float" office:value="0.856046" calcext:value-type="float">
            <text:p>0.856046</text:p>
          </table:table-cell>
          <table:table-cell office:value-type="float" office:value="0.856795" calcext:value-type="float">
            <text:p>0.856795</text:p>
          </table:table-cell>
          <table:table-cell office:value-type="float" office:value="0.867091" calcext:value-type="float">
            <text:p>0.867091</text:p>
          </table:table-cell>
          <table:table-cell office:value-type="float" office:value="0.862598" calcext:value-type="float">
            <text:p>0.862598</text:p>
          </table:table-cell>
          <table:table-cell office:value-type="float" office:value="0.864096" calcext:value-type="float">
            <text:p>0.864096</text:p>
          </table:table-cell>
          <table:table-cell office:value-type="float" office:value="0.851866573" calcext:value-type="float">
            <text:p>0.851867</text:p>
          </table:table-cell>
          <table:table-cell office:value-type="float" office:value="0.852979466" calcext:value-type="float">
            <text:p>0.852979</text:p>
          </table:table-cell>
          <table:table-cell office:value-type="float" office:value="0.850938997" calcext:value-type="float">
            <text:p>0.850939</text:p>
          </table:table-cell>
          <table:table-cell office:value-type="float" office:value="0.853165774" calcext:value-type="float">
            <text:p>0.853166</text:p>
          </table:table-cell>
          <table:table-cell office:value-type="float" office:value="0.856319136" calcext:value-type="float">
            <text:p>0.856319</text:p>
          </table:table-cell>
          <table:table-cell office:value-type="float" office:value="0.875083502" calcext:value-type="float">
            <text:p>0.875084</text:p>
          </table:table-cell>
          <table:table-cell office:value-type="float" office:value="0.863750414" calcext:value-type="float">
            <text:p>0.863750</text:p>
          </table:table-cell>
          <table:table-cell office:value-type="float" office:value="0.864506155" calcext:value-type="float">
            <text:p>0.864506</text:p>
          </table:table-cell>
          <table:table-cell office:value-type="float" office:value="0.874894819" calcext:value-type="float">
            <text:p>0.874895</text:p>
          </table:table-cell>
          <table:table-cell office:value-type="float" office:value="0.870361382" calcext:value-type="float">
            <text:p>0.870361</text:p>
          </table:table-cell>
          <table:table-cell table:formula="of:=AVERAGE([.B16:.U16])" office:value-type="float" office:value="0.8613840109" calcext:value-type="float">
            <text:p>0.8613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65593" calcext:value-type="float">
            <text:p>0.865593</text:p>
          </table:table-cell>
          <table:table-cell office:value-type="float" office:value="0.862411" calcext:value-type="float">
            <text:p>0.862411</text:p>
          </table:table-cell>
          <table:table-cell office:value-type="float" office:value="0.860726" calcext:value-type="float">
            <text:p>0.860726</text:p>
          </table:table-cell>
          <table:table-cell office:value-type="float" office:value="0.861288" calcext:value-type="float">
            <text:p>0.861288</text:p>
          </table:table-cell>
          <table:table-cell office:value-type="float" office:value="0.866342" calcext:value-type="float">
            <text:p>0.866342</text:p>
          </table:table-cell>
          <table:table-cell office:value-type="float" office:value="0.855485" calcext:value-type="float">
            <text:p>0.855485</text:p>
          </table:table-cell>
          <table:table-cell office:value-type="float" office:value="0.859978" calcext:value-type="float">
            <text:p>0.859978</text:p>
          </table:table-cell>
          <table:table-cell office:value-type="float" office:value="0.866342" calcext:value-type="float">
            <text:p>0.866342</text:p>
          </table:table-cell>
          <table:table-cell office:value-type="float" office:value="0.861662" calcext:value-type="float">
            <text:p>0.861662</text:p>
          </table:table-cell>
          <table:table-cell office:value-type="float" office:value="0.865219" calcext:value-type="float">
            <text:p>0.865219</text:p>
          </table:table-cell>
          <table:table-cell office:value-type="float" office:value="0.854649301" calcext:value-type="float">
            <text:p>0.854649</text:p>
          </table:table-cell>
          <table:table-cell office:value-type="float" office:value="0.852979466" calcext:value-type="float">
            <text:p>0.852979</text:p>
          </table:table-cell>
          <table:table-cell office:value-type="float" office:value="0.853536408" calcext:value-type="float">
            <text:p>0.853536</text:p>
          </table:table-cell>
          <table:table-cell office:value-type="float" office:value="0.858544922" calcext:value-type="float">
            <text:p>0.858545</text:p>
          </table:table-cell>
          <table:table-cell office:value-type="float" office:value="0.857432029" calcext:value-type="float">
            <text:p>0.857432</text:p>
          </table:table-cell>
          <table:table-cell office:value-type="float" office:value="0.873383337" calcext:value-type="float">
            <text:p>0.873383</text:p>
          </table:table-cell>
          <table:table-cell office:value-type="float" office:value="0.863184365" calcext:value-type="float">
            <text:p>0.863184</text:p>
          </table:table-cell>
          <table:table-cell office:value-type="float" office:value="0.867717802" calcext:value-type="float">
            <text:p>0.867718</text:p>
          </table:table-cell>
          <table:table-cell office:value-type="float" office:value="0.874139078" calcext:value-type="float">
            <text:p>0.874139</text:p>
          </table:table-cell>
          <table:table-cell office:value-type="float" office:value="0.869416958" calcext:value-type="float">
            <text:p>0.869417</text:p>
          </table:table-cell>
          <table:table-cell table:formula="of:=AVERAGE([.B17:.U17])" office:value-type="float" office:value="0.8625014833" calcext:value-type="float">
            <text:p>0.8625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65032" calcext:value-type="float">
            <text:p>0.865032</text:p>
          </table:table-cell>
          <table:table-cell office:value-type="float" office:value="0.862411" calcext:value-type="float">
            <text:p>0.862411</text:p>
          </table:table-cell>
          <table:table-cell office:value-type="float" office:value="0.858667" calcext:value-type="float">
            <text:p>0.858667</text:p>
          </table:table-cell>
          <table:table-cell office:value-type="float" office:value="0.856982" calcext:value-type="float">
            <text:p>0.856982</text:p>
          </table:table-cell>
          <table:table-cell office:value-type="float" office:value="0.865406" calcext:value-type="float">
            <text:p>0.865406</text:p>
          </table:table-cell>
          <table:table-cell office:value-type="float" office:value="0.853613" calcext:value-type="float">
            <text:p>0.853613</text:p>
          </table:table-cell>
          <table:table-cell office:value-type="float" office:value="0.865406" calcext:value-type="float">
            <text:p>0.865406</text:p>
          </table:table-cell>
          <table:table-cell office:value-type="float" office:value="0.862973" calcext:value-type="float">
            <text:p>0.862973</text:p>
          </table:table-cell>
          <table:table-cell office:value-type="float" office:value="0.862037" calcext:value-type="float">
            <text:p>0.862037</text:p>
          </table:table-cell>
          <table:table-cell office:value-type="float" office:value="0.862224" calcext:value-type="float">
            <text:p>0.862224</text:p>
          </table:table-cell>
          <table:table-cell office:value-type="float" office:value="0.854649301" calcext:value-type="float">
            <text:p>0.854649</text:p>
          </table:table-cell>
          <table:table-cell office:value-type="float" office:value="0.850938997" calcext:value-type="float">
            <text:p>0.850939</text:p>
          </table:table-cell>
          <table:table-cell office:value-type="float" office:value="0.849269162" calcext:value-type="float">
            <text:p>0.849269</text:p>
          </table:table-cell>
          <table:table-cell office:value-type="float" office:value="0.857617346" calcext:value-type="float">
            <text:p>0.857617</text:p>
          </table:table-cell>
          <table:table-cell office:value-type="float" office:value="0.854463984" calcext:value-type="float">
            <text:p>0.854464</text:p>
          </table:table-cell>
          <table:table-cell office:value-type="float" office:value="0.872817288" calcext:value-type="float">
            <text:p>0.872817</text:p>
          </table:table-cell>
          <table:table-cell office:value-type="float" office:value="0.861295517" calcext:value-type="float">
            <text:p>0.861296</text:p>
          </table:table-cell>
          <table:table-cell office:value-type="float" office:value="0.873194654" calcext:value-type="float">
            <text:p>0.873195</text:p>
          </table:table-cell>
          <table:table-cell office:value-type="float" office:value="0.870739757" calcext:value-type="float">
            <text:p>0.870740</text:p>
          </table:table-cell>
          <table:table-cell office:value-type="float" office:value="0.869795333" calcext:value-type="float">
            <text:p>0.869795</text:p>
          </table:table-cell>
          <table:table-cell table:formula="of:=AVERAGE([.B18:.U18])" office:value-type="float" office:value="0.86147661695" calcext:value-type="float">
            <text:p>0.8614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63909" calcext:value-type="float">
            <text:p>0.863909</text:p>
          </table:table-cell>
          <table:table-cell office:value-type="float" office:value="0.864096" calcext:value-type="float">
            <text:p>0.864096</text:p>
          </table:table-cell>
          <table:table-cell office:value-type="float" office:value="0.859042" calcext:value-type="float">
            <text:p>0.859042</text:p>
          </table:table-cell>
          <table:table-cell office:value-type="float" office:value="0.856982" calcext:value-type="float">
            <text:p>0.856982</text:p>
          </table:table-cell>
          <table:table-cell office:value-type="float" office:value="0.864845" calcext:value-type="float">
            <text:p>0.864845</text:p>
          </table:table-cell>
          <table:table-cell office:value-type="float" office:value="0.854174" calcext:value-type="float">
            <text:p>0.854174</text:p>
          </table:table-cell>
          <table:table-cell office:value-type="float" office:value="0.866342" calcext:value-type="float">
            <text:p>0.866342</text:p>
          </table:table-cell>
          <table:table-cell office:value-type="float" office:value="0.863721" calcext:value-type="float">
            <text:p>0.863721</text:p>
          </table:table-cell>
          <table:table-cell office:value-type="float" office:value="0.864283" calcext:value-type="float">
            <text:p>0.864283</text:p>
          </table:table-cell>
          <table:table-cell office:value-type="float" office:value="0.868589" calcext:value-type="float">
            <text:p>0.868589</text:p>
          </table:table-cell>
          <table:table-cell office:value-type="float" office:value="0.856319136" calcext:value-type="float">
            <text:p>0.856319</text:p>
          </table:table-cell>
          <table:table-cell office:value-type="float" office:value="0.851310622" calcext:value-type="float">
            <text:p>0.851311</text:p>
          </table:table-cell>
          <table:table-cell office:value-type="float" office:value="0.849269162" calcext:value-type="float">
            <text:p>0.849269</text:p>
          </table:table-cell>
          <table:table-cell office:value-type="float" office:value="0.857061395" calcext:value-type="float">
            <text:p>0.857061</text:p>
          </table:table-cell>
          <table:table-cell office:value-type="float" office:value="0.860771699" calcext:value-type="float">
            <text:p>0.860772</text:p>
          </table:table-cell>
          <table:table-cell office:value-type="float" office:value="0.871684181" calcext:value-type="float">
            <text:p>0.871684</text:p>
          </table:table-cell>
          <table:table-cell office:value-type="float" office:value="0.861861566" calcext:value-type="float">
            <text:p>0.861862</text:p>
          </table:table-cell>
          <table:table-cell office:value-type="float" office:value="0.874139078" calcext:value-type="float">
            <text:p>0.874139</text:p>
          </table:table-cell>
          <table:table-cell office:value-type="float" office:value="0.871494489" calcext:value-type="float">
            <text:p>0.871494</text:p>
          </table:table-cell>
          <table:table-cell office:value-type="float" office:value="0.872061547" calcext:value-type="float">
            <text:p>0.872062</text:p>
          </table:table-cell>
          <table:table-cell table:formula="of:=AVERAGE([.B19:.U19])" office:value-type="float" office:value="0.86259779375" calcext:value-type="float">
            <text:p>0.8625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63347" calcext:value-type="float">
            <text:p>0.863347</text:p>
          </table:table-cell>
          <table:table-cell office:value-type="float" office:value="0.861849" calcext:value-type="float">
            <text:p>0.861849</text:p>
          </table:table-cell>
          <table:table-cell office:value-type="float" office:value="0.861288" calcext:value-type="float">
            <text:p>0.861288</text:p>
          </table:table-cell>
          <table:table-cell office:value-type="float" office:value="0.857731" calcext:value-type="float">
            <text:p>0.857731</text:p>
          </table:table-cell>
          <table:table-cell office:value-type="float" office:value="0.864283" calcext:value-type="float">
            <text:p>0.864283</text:p>
          </table:table-cell>
          <table:table-cell office:value-type="float" office:value="0.858293" calcext:value-type="float">
            <text:p>0.858293</text:p>
          </table:table-cell>
          <table:table-cell office:value-type="float" office:value="0.866155" calcext:value-type="float">
            <text:p>0.866155</text:p>
          </table:table-cell>
          <table:table-cell office:value-type="float" office:value="0.864657" calcext:value-type="float">
            <text:p>0.864657</text:p>
          </table:table-cell>
          <table:table-cell office:value-type="float" office:value="0.861288" calcext:value-type="float">
            <text:p>0.861288</text:p>
          </table:table-cell>
          <table:table-cell office:value-type="float" office:value="0.864283" calcext:value-type="float">
            <text:p>0.864283</text:p>
          </table:table-cell>
          <table:table-cell office:value-type="float" office:value="0.854092359" calcext:value-type="float">
            <text:p>0.854092</text:p>
          </table:table-cell>
          <table:table-cell office:value-type="float" office:value="0.853536408" calcext:value-type="float">
            <text:p>0.853536</text:p>
          </table:table-cell>
          <table:table-cell office:value-type="float" office:value="0.850011421" calcext:value-type="float">
            <text:p>0.850011</text:p>
          </table:table-cell>
          <table:table-cell table:number-columns-repeated="2" office:value-type="float" office:value="0.856504453" calcext:value-type="float">
            <text:p>0.856504</text:p>
          </table:table-cell>
          <table:table-cell office:value-type="float" office:value="0.871117123" calcext:value-type="float">
            <text:p>0.871117</text:p>
          </table:table-cell>
          <table:table-cell office:value-type="float" office:value="0.866017637" calcext:value-type="float">
            <text:p>0.866018</text:p>
          </table:table-cell>
          <table:table-cell office:value-type="float" office:value="0.873950395" calcext:value-type="float">
            <text:p>0.873950</text:p>
          </table:table-cell>
          <table:table-cell office:value-type="float" office:value="0.872438913" calcext:value-type="float">
            <text:p>0.872439</text:p>
          </table:table-cell>
          <table:table-cell office:value-type="float" office:value="0.869039592" calcext:value-type="float">
            <text:p>0.869040</text:p>
          </table:table-cell>
          <table:table-cell table:formula="of:=AVERAGE([.B20:.U20])" office:value-type="float" office:value="0.8623193377" calcext:value-type="float">
            <text:p>0.8623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63721" calcext:value-type="float">
            <text:p>0.863721</text:p>
          </table:table-cell>
          <table:table-cell office:value-type="float" office:value="0.861849" calcext:value-type="float">
            <text:p>0.861849</text:p>
          </table:table-cell>
          <table:table-cell office:value-type="float" office:value="0.861475" calcext:value-type="float">
            <text:p>0.861475</text:p>
          </table:table-cell>
          <table:table-cell office:value-type="float" office:value="0.856795" calcext:value-type="float">
            <text:p>0.856795</text:p>
          </table:table-cell>
          <table:table-cell office:value-type="float" office:value="0.865593" calcext:value-type="float">
            <text:p>0.865593</text:p>
          </table:table-cell>
          <table:table-cell office:value-type="float" office:value="0.857731" calcext:value-type="float">
            <text:p>0.857731</text:p>
          </table:table-cell>
          <table:table-cell office:value-type="float" office:value="0.865219" calcext:value-type="float">
            <text:p>0.865219</text:p>
          </table:table-cell>
          <table:table-cell office:value-type="float" office:value="0.864096" calcext:value-type="float">
            <text:p>0.864096</text:p>
          </table:table-cell>
          <table:table-cell office:value-type="float" office:value="0.862037" calcext:value-type="float">
            <text:p>0.862037</text:p>
          </table:table-cell>
          <table:table-cell office:value-type="float" office:value="0.866717" calcext:value-type="float">
            <text:p>0.866717</text:p>
          </table:table-cell>
          <table:table-cell office:value-type="float" office:value="0.854092359" calcext:value-type="float">
            <text:p>0.854092</text:p>
          </table:table-cell>
          <table:table-cell office:value-type="float" office:value="0.853721725" calcext:value-type="float">
            <text:p>0.853722</text:p>
          </table:table-cell>
          <table:table-cell office:value-type="float" office:value="0.849083845" calcext:value-type="float">
            <text:p>0.849084</text:p>
          </table:table-cell>
          <table:table-cell office:value-type="float" office:value="0.857802663" calcext:value-type="float">
            <text:p>0.857803</text:p>
          </table:table-cell>
          <table:table-cell office:value-type="float" office:value="0.858916547" calcext:value-type="float">
            <text:p>0.858917</text:p>
          </table:table-cell>
          <table:table-cell office:value-type="float" office:value="0.871494489" calcext:value-type="float">
            <text:p>0.871494</text:p>
          </table:table-cell>
          <table:table-cell office:value-type="float" office:value="0.865450579" calcext:value-type="float">
            <text:p>0.865451</text:p>
          </table:table-cell>
          <table:table-cell office:value-type="float" office:value="0.873005971" calcext:value-type="float">
            <text:p>0.873006</text:p>
          </table:table-cell>
          <table:table-cell office:value-type="float" office:value="0.871872864" calcext:value-type="float">
            <text:p>0.871873</text:p>
          </table:table-cell>
          <table:table-cell office:value-type="float" office:value="0.869795333" calcext:value-type="float">
            <text:p>0.869795</text:p>
          </table:table-cell>
          <table:table-cell table:formula="of:=AVERAGE([.B21:.U21])" office:value-type="float" office:value="0.8625233" calcext:value-type="float">
            <text:p>0.862523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637" calcext:value-type="float">
            <text:p>0.687637</text:p>
          </table:table-cell>
          <table:table-cell office:value-type="float" office:value="0.683992" calcext:value-type="float">
            <text:p>0.683992</text:p>
          </table:table-cell>
          <table:table-cell office:value-type="float" office:value="0.687955" calcext:value-type="float">
            <text:p>0.687955</text:p>
          </table:table-cell>
          <table:table-cell office:value-type="float" office:value="0.695089" calcext:value-type="float">
            <text:p>0.695089</text:p>
          </table:table-cell>
          <table:table-cell office:value-type="float" office:value="0.689378" calcext:value-type="float">
            <text:p>0.689378</text:p>
          </table:table-cell>
          <table:table-cell office:value-type="float" office:value="0.682934" calcext:value-type="float">
            <text:p>0.682934</text:p>
          </table:table-cell>
          <table:table-cell office:value-type="float" office:value="0.690886" calcext:value-type="float">
            <text:p>0.690886</text:p>
          </table:table-cell>
          <table:table-cell office:value-type="float" office:value="0.688229" calcext:value-type="float">
            <text:p>0.688229</text:p>
          </table:table-cell>
          <table:table-cell office:value-type="float" office:value="0.694472" calcext:value-type="float">
            <text:p>0.694472</text:p>
          </table:table-cell>
          <table:table-cell office:value-type="float" office:value="0.690678" calcext:value-type="float">
            <text:p>0.690678</text:p>
          </table:table-cell>
          <table:table-cell office:value-type="float" office:value="0.690147928" calcext:value-type="float">
            <text:p>0.690148</text:p>
          </table:table-cell>
          <table:table-cell office:value-type="float" office:value="0.694146595" calcext:value-type="float">
            <text:p>0.694147</text:p>
          </table:table-cell>
          <table:table-cell office:value-type="float" office:value="0.701344801" calcext:value-type="float">
            <text:p>0.701345</text:p>
          </table:table-cell>
          <table:table-cell office:value-type="float" office:value="0.695582402" calcext:value-type="float">
            <text:p>0.695582</text:p>
          </table:table-cell>
          <table:table-cell office:value-type="float" office:value="0.696894102" calcext:value-type="float">
            <text:p>0.696894</text:p>
          </table:table-cell>
          <table:table-cell office:value-type="float" office:value="0.681448267" calcext:value-type="float">
            <text:p>0.681448</text:p>
          </table:table-cell>
          <table:table-cell office:value-type="float" office:value="0.676787594" calcext:value-type="float">
            <text:p>0.676788</text:p>
          </table:table-cell>
          <table:table-cell office:value-type="float" office:value="0.684668026" calcext:value-type="float">
            <text:p>0.684668</text:p>
          </table:table-cell>
          <table:table-cell office:value-type="float" office:value="0.682034939" calcext:value-type="float">
            <text:p>0.682035</text:p>
          </table:table-cell>
          <table:table-cell office:value-type="float" office:value="0.688221752" calcext:value-type="float">
            <text:p>0.688222</text:p>
          </table:table-cell>
          <table:table-cell table:formula="of:=AVERAGE([.B24:.U24])" office:value-type="float" office:value="0.6891263203" calcext:value-type="float">
            <text:p>0.689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6511" calcext:value-type="float">
            <text:p>0.656511</text:p>
          </table:table-cell>
          <table:table-cell office:value-type="float" office:value="0.627025" calcext:value-type="float">
            <text:p>0.627025</text:p>
          </table:table-cell>
          <table:table-cell office:value-type="float" office:value="0.679217" calcext:value-type="float">
            <text:p>0.679217</text:p>
          </table:table-cell>
          <table:table-cell office:value-type="float" office:value="0.674323" calcext:value-type="float">
            <text:p>0.674323</text:p>
          </table:table-cell>
          <table:table-cell office:value-type="float" office:value="0.657217" calcext:value-type="float">
            <text:p>0.657217</text:p>
          </table:table-cell>
          <table:table-cell office:value-type="float" office:value="0.637982" calcext:value-type="float">
            <text:p>0.637982</text:p>
          </table:table-cell>
          <table:table-cell office:value-type="float" office:value="0.660428" calcext:value-type="float">
            <text:p>0.660428</text:p>
          </table:table-cell>
          <table:table-cell office:value-type="float" office:value="0.652209" calcext:value-type="float">
            <text:p>0.652209</text:p>
          </table:table-cell>
          <table:table-cell office:value-type="float" office:value="0.664377" calcext:value-type="float">
            <text:p>0.664377</text:p>
          </table:table-cell>
          <table:table-cell office:value-type="float" office:value="0.677397" calcext:value-type="float">
            <text:p>0.677397</text:p>
          </table:table-cell>
          <table:table-cell office:value-type="float" office:value="0.632668225" calcext:value-type="float">
            <text:p>0.632668</text:p>
          </table:table-cell>
          <table:table-cell office:value-type="float" office:value="0.685329953" calcext:value-type="float">
            <text:p>0.685330</text:p>
          </table:table-cell>
          <table:table-cell office:value-type="float" office:value="0.680391907" calcext:value-type="float">
            <text:p>0.680392</text:p>
          </table:table-cell>
          <table:table-cell office:value-type="float" office:value="0.663131953" calcext:value-type="float">
            <text:p>0.663132</text:p>
          </table:table-cell>
          <table:table-cell office:value-type="float" office:value="0.683493573" calcext:value-type="float">
            <text:p>0.683494</text:p>
          </table:table-cell>
          <table:table-cell office:value-type="float" office:value="0.650602401" calcext:value-type="float">
            <text:p>0.650602</text:p>
          </table:table-cell>
          <table:table-cell office:value-type="float" office:value="0.632240162" calcext:value-type="float">
            <text:p>0.632240</text:p>
          </table:table-cell>
          <table:table-cell office:value-type="float" office:value="0.654484148" calcext:value-type="float">
            <text:p>0.654484</text:p>
          </table:table-cell>
          <table:table-cell office:value-type="float" office:value="0.646339119" calcext:value-type="float">
            <text:p>0.646339</text:p>
          </table:table-cell>
          <table:table-cell office:value-type="float" office:value="0.658397607" calcext:value-type="float">
            <text:p>0.658398</text:p>
          </table:table-cell>
          <table:table-cell table:formula="of:=AVERAGE([.B25:.U25])" office:value-type="float" office:value="0.6586882524" calcext:value-type="float">
            <text:p>0.6586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4663" calcext:value-type="float">
            <text:p>0.544663</text:p>
          </table:table-cell>
          <table:table-cell office:value-type="float" office:value="0.511715" calcext:value-type="float">
            <text:p>0.511715</text:p>
          </table:table-cell>
          <table:table-cell office:value-type="float" office:value="0.582426" calcext:value-type="float">
            <text:p>0.582426</text:p>
          </table:table-cell>
          <table:table-cell office:value-type="float" office:value="0.598592" calcext:value-type="float">
            <text:p>0.598592</text:p>
          </table:table-cell>
          <table:table-cell office:value-type="float" office:value="0.531737" calcext:value-type="float">
            <text:p>0.531737</text:p>
          </table:table-cell>
          <table:table-cell office:value-type="float" office:value="0.53679" calcext:value-type="float">
            <text:p>0.536790</text:p>
          </table:table-cell>
          <table:table-cell office:value-type="float" office:value="0.539698" calcext:value-type="float">
            <text:p>0.539698</text:p>
          </table:table-cell>
          <table:table-cell office:value-type="float" office:value="0.564486" calcext:value-type="float">
            <text:p>0.564486</text:p>
          </table:table-cell>
          <table:table-cell office:value-type="float" office:value="0.586792" calcext:value-type="float">
            <text:p>0.586792</text:p>
          </table:table-cell>
          <table:table-cell office:value-type="float" office:value="0.584001" calcext:value-type="float">
            <text:p>0.584001</text:p>
          </table:table-cell>
          <table:table-cell office:value-type="float" office:value="0.516320435" calcext:value-type="float">
            <text:p>0.516320</text:p>
          </table:table-cell>
          <table:table-cell office:value-type="float" office:value="0.587667834" calcext:value-type="float">
            <text:p>0.587668</text:p>
          </table:table-cell>
          <table:table-cell office:value-type="float" office:value="0.603979328" calcext:value-type="float">
            <text:p>0.603979</text:p>
          </table:table-cell>
          <table:table-cell office:value-type="float" office:value="0.536522633" calcext:value-type="float">
            <text:p>0.536523</text:p>
          </table:table-cell>
          <table:table-cell office:value-type="float" office:value="0.589257009" calcext:value-type="float">
            <text:p>0.589257</text:p>
          </table:table-cell>
          <table:table-cell office:value-type="float" office:value="0.539761033" calcext:value-type="float">
            <text:p>0.539761</text:p>
          </table:table-cell>
          <table:table-cell office:value-type="float" office:value="0.53195889" calcext:value-type="float">
            <text:p>0.531959</text:p>
          </table:table-cell>
          <table:table-cell office:value-type="float" office:value="0.534840718" calcext:value-type="float">
            <text:p>0.534841</text:p>
          </table:table-cell>
          <table:table-cell office:value-type="float" office:value="0.559405626" calcext:value-type="float">
            <text:p>0.559406</text:p>
          </table:table-cell>
          <table:table-cell office:value-type="float" office:value="0.581510872" calcext:value-type="float">
            <text:p>0.581511</text:p>
          </table:table-cell>
          <table:table-cell table:formula="of:=AVERAGE([.B26:.U26])" office:value-type="float" office:value="0.5581062189" calcext:value-type="float">
            <text:p>0.558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9545" calcext:value-type="float">
            <text:p>0.439545</text:p>
          </table:table-cell>
          <table:table-cell office:value-type="float" office:value="0.409334" calcext:value-type="float">
            <text:p>0.409334</text:p>
          </table:table-cell>
          <table:table-cell office:value-type="float" office:value="0.453583" calcext:value-type="float">
            <text:p>0.453583</text:p>
          </table:table-cell>
          <table:table-cell office:value-type="float" office:value="0.454816" calcext:value-type="float">
            <text:p>0.454816</text:p>
          </table:table-cell>
          <table:table-cell office:value-type="float" office:value="0.417713" calcext:value-type="float">
            <text:p>0.417713</text:p>
          </table:table-cell>
          <table:table-cell office:value-type="float" office:value="0.43281" calcext:value-type="float">
            <text:p>0.432810</text:p>
          </table:table-cell>
          <table:table-cell office:value-type="float" office:value="0.41069" calcext:value-type="float">
            <text:p>0.410690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444224" calcext:value-type="float">
            <text:p>0.444224</text:p>
          </table:table-cell>
          <table:table-cell office:value-type="float" office:value="0.462144" calcext:value-type="float">
            <text:p>0.462144</text:p>
          </table:table-cell>
          <table:table-cell office:value-type="float" office:value="0.413018006" calcext:value-type="float">
            <text:p>0.413018</text:p>
          </table:table-cell>
          <table:table-cell office:value-type="float" office:value="0.457665247" calcext:value-type="float">
            <text:p>0.457665</text:p>
          </table:table-cell>
          <table:table-cell office:value-type="float" office:value="0.458909344" calcext:value-type="float">
            <text:p>0.458909</text:p>
          </table:table-cell>
          <table:table-cell office:value-type="float" office:value="0.421472417" calcext:value-type="float">
            <text:p>0.421472</text:p>
          </table:table-cell>
          <table:table-cell office:value-type="float" office:value="0.466303296" calcext:value-type="float">
            <text:p>0.466303</text:p>
          </table:table-cell>
          <table:table-cell office:value-type="float" office:value="0.435589095" calcext:value-type="float">
            <text:p>0.435589</text:p>
          </table:table-cell>
          <table:table-cell office:value-type="float" office:value="0.42891471" calcext:value-type="float">
            <text:p>0.428915</text:p>
          </table:table-cell>
          <table:table-cell office:value-type="float" office:value="0.40699379" calcext:value-type="float">
            <text:p>0.406994</text:p>
          </table:table-cell>
          <table:table-cell office:value-type="float" office:value="0.428343894" calcext:value-type="float">
            <text:p>0.428344</text:p>
          </table:table-cell>
          <table:table-cell office:value-type="float" office:value="0.440225984" calcext:value-type="float">
            <text:p>0.440226</text:p>
          </table:table-cell>
          <table:table-cell table:formula="of:=AVERAGE([.B27:.U27])" office:value-type="float" office:value="0.43572643915" calcext:value-type="float">
            <text:p>0.435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49854" calcext:value-type="float">
            <text:p>0.349854</text:p>
          </table:table-cell>
          <table:table-cell office:value-type="float" office:value="0.330376" calcext:value-type="float">
            <text:p>0.330376</text:p>
          </table:table-cell>
          <table:table-cell office:value-type="float" office:value="0.331845" calcext:value-type="float">
            <text:p>0.331845</text:p>
          </table:table-cell>
          <table:table-cell office:value-type="float" office:value="0.368484" calcext:value-type="float">
            <text:p>0.368484</text:p>
          </table:table-cell>
          <table:table-cell office:value-type="float" office:value="0.344475" calcext:value-type="float">
            <text:p>0.344475</text:p>
          </table:table-cell>
          <table:table-cell office:value-type="float" office:value="0.341515" calcext:value-type="float">
            <text:p>0.341515</text:p>
          </table:table-cell>
          <table:table-cell office:value-type="float" office:value="0.358239" calcext:value-type="float">
            <text:p>0.358239</text:p>
          </table:table-cell>
          <table:table-cell office:value-type="float" office:value="0.356623" calcext:value-type="float">
            <text:p>0.356623</text:p>
          </table:table-cell>
          <table:table-cell office:value-type="float" office:value="0.349144" calcext:value-type="float">
            <text:p>0.349144</text:p>
          </table:table-cell>
          <table:table-cell office:value-type="float" office:value="0.351821" calcext:value-type="float">
            <text:p>0.351821</text:p>
          </table:table-cell>
          <table:table-cell office:value-type="float" office:value="0.333349384" calcext:value-type="float">
            <text:p>0.333349</text:p>
          </table:table-cell>
          <table:table-cell office:value-type="float" office:value="0.334831605" calcext:value-type="float">
            <text:p>0.334832</text:p>
          </table:table-cell>
          <table:table-cell office:value-type="float" office:value="0.371800356" calcext:value-type="float">
            <text:p>0.371800</text:p>
          </table:table-cell>
          <table:table-cell office:value-type="float" office:value="0.347575275" calcext:value-type="float">
            <text:p>0.347575</text:p>
          </table:table-cell>
          <table:table-cell office:value-type="float" office:value="0.354987389" calcext:value-type="float">
            <text:p>0.354987</text:p>
          </table:table-cell>
          <table:table-cell office:value-type="float" office:value="0.346705314" calcext:value-type="float">
            <text:p>0.346705</text:p>
          </table:table-cell>
          <table:table-cell office:value-type="float" office:value="0.338441365" calcext:value-type="float">
            <text:p>0.338441</text:p>
          </table:table-cell>
          <table:table-cell office:value-type="float" office:value="0.355014849" calcext:value-type="float">
            <text:p>0.355015</text:p>
          </table:table-cell>
          <table:table-cell office:value-type="float" office:value="0.353413393" calcext:value-type="float">
            <text:p>0.353413</text:p>
          </table:table-cell>
          <table:table-cell office:value-type="float" office:value="0.346001704" calcext:value-type="float">
            <text:p>0.346002</text:p>
          </table:table-cell>
          <table:table-cell table:formula="of:=AVERAGE([.B28:.U28])" office:value-type="float" office:value="0.3482248317" calcext:value-type="float">
            <text:p>0.348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93029" calcext:value-type="float">
            <text:p>0.293029</text:p>
          </table:table-cell>
          <table:table-cell office:value-type="float" office:value="0.275565" calcext:value-type="float">
            <text:p>0.275565</text:p>
          </table:table-cell>
          <table:table-cell office:value-type="float" office:value="0.384126" calcext:value-type="float">
            <text:p>0.384126</text:p>
          </table:table-cell>
          <table:table-cell office:value-type="float" office:value="0.301718" calcext:value-type="float">
            <text:p>0.301718</text:p>
          </table:table-cell>
          <table:table-cell office:value-type="float" office:value="0.268686" calcext:value-type="float">
            <text:p>0.268686</text:p>
          </table:table-cell>
          <table:table-cell office:value-type="float" office:value="0.276487" calcext:value-type="float">
            <text:p>0.276487</text:p>
          </table:table-cell>
          <table:table-cell office:value-type="float" office:value="0.284582" calcext:value-type="float">
            <text:p>0.284582</text:p>
          </table:table-cell>
          <table:table-cell office:value-type="float" office:value="0.296617" calcext:value-type="float">
            <text:p>0.296617</text:p>
          </table:table-cell>
          <table:table-cell office:value-type="float" office:value="0.282961" calcext:value-type="float">
            <text:p>0.282961</text:p>
          </table:table-cell>
          <table:table-cell office:value-type="float" office:value="0.287013" calcext:value-type="float">
            <text:p>0.287013</text:p>
          </table:table-cell>
          <table:table-cell office:value-type="float" office:value="0.278045085" calcext:value-type="float">
            <text:p>0.278045</text:p>
          </table:table-cell>
          <table:table-cell office:value-type="float" office:value="0.387583134" calcext:value-type="float">
            <text:p>0.387583</text:p>
          </table:table-cell>
          <table:table-cell office:value-type="float" office:value="0.304433462" calcext:value-type="float">
            <text:p>0.304433</text:p>
          </table:table-cell>
          <table:table-cell office:value-type="float" office:value="0.271104174" calcext:value-type="float">
            <text:p>0.271104</text:p>
          </table:table-cell>
          <table:table-cell office:value-type="float" office:value="0.289596117" calcext:value-type="float">
            <text:p>0.289596</text:p>
          </table:table-cell>
          <table:table-cell office:value-type="float" office:value="0.290391739" calcext:value-type="float">
            <text:p>0.290392</text:p>
          </table:table-cell>
          <table:table-cell office:value-type="float" office:value="0.273998617" calcext:value-type="float">
            <text:p>0.273999</text:p>
          </table:table-cell>
          <table:table-cell office:value-type="float" office:value="0.282020762" calcext:value-type="float">
            <text:p>0.282021</text:p>
          </table:table-cell>
          <table:table-cell office:value-type="float" office:value="0.293947447" calcext:value-type="float">
            <text:p>0.293947</text:p>
          </table:table-cell>
          <table:table-cell office:value-type="float" office:value="0.280414351" calcext:value-type="float">
            <text:p>0.280414</text:p>
          </table:table-cell>
          <table:table-cell table:formula="of:=AVERAGE([.B29:.U29])" office:value-type="float" office:value="0.2951159444" calcext:value-type="float">
            <text:p>0.295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6608" calcext:value-type="float">
            <text:p>0.236608</text:p>
          </table:table-cell>
          <table:table-cell office:value-type="float" office:value="0.214494" calcext:value-type="float">
            <text:p>0.214494</text:p>
          </table:table-cell>
          <table:table-cell office:value-type="float" office:value="0.2272" calcext:value-type="float">
            <text:p>0.227200</text:p>
          </table:table-cell>
          <table:table-cell office:value-type="float" office:value="0.241006" calcext:value-type="float">
            <text:p>0.241006</text:p>
          </table:table-cell>
          <table:table-cell office:value-type="float" office:value="0.364811" calcext:value-type="float">
            <text:p>0.364811</text:p>
          </table:table-cell>
          <table:table-cell office:value-type="float" office:value="0.226269" calcext:value-type="float">
            <text:p>0.226269</text:p>
          </table:table-cell>
          <table:table-cell office:value-type="float" office:value="0.236856" calcext:value-type="float">
            <text:p>0.236856</text:p>
          </table:table-cell>
          <table:table-cell office:value-type="float" office:value="0.239318" calcext:value-type="float">
            <text:p>0.239318</text:p>
          </table:table-cell>
          <table:table-cell office:value-type="float" office:value="0.240051" calcext:value-type="float">
            <text:p>0.240051</text:p>
          </table:table-cell>
          <table:table-cell office:value-type="float" office:value="0.249119" calcext:value-type="float">
            <text:p>0.249119</text:p>
          </table:table-cell>
          <table:table-cell office:value-type="float" office:value="0.216424446" calcext:value-type="float">
            <text:p>0.216424</text:p>
          </table:table-cell>
          <table:table-cell office:value-type="float" office:value="0.2292448" calcext:value-type="float">
            <text:p>0.229245</text:p>
          </table:table-cell>
          <table:table-cell office:value-type="float" office:value="0.243175054" calcext:value-type="float">
            <text:p>0.243175</text:p>
          </table:table-cell>
          <table:table-cell office:value-type="float" office:value="0.368094299" calcext:value-type="float">
            <text:p>0.368094</text:p>
          </table:table-cell>
          <table:table-cell office:value-type="float" office:value="0.251361071" calcext:value-type="float">
            <text:p>0.251361</text:p>
          </table:table-cell>
          <table:table-cell office:value-type="float" office:value="0.234478528" calcext:value-type="float">
            <text:p>0.234479</text:p>
          </table:table-cell>
          <table:table-cell office:value-type="float" office:value="0.224232579" calcext:value-type="float">
            <text:p>0.224233</text:p>
          </table:table-cell>
          <table:table-cell office:value-type="float" office:value="0.234724296" calcext:value-type="float">
            <text:p>0.234724</text:p>
          </table:table-cell>
          <table:table-cell office:value-type="float" office:value="0.237164138" calcext:value-type="float">
            <text:p>0.237164</text:p>
          </table:table-cell>
          <table:table-cell office:value-type="float" office:value="0.237890541" calcext:value-type="float">
            <text:p>0.237891</text:p>
          </table:table-cell>
          <table:table-cell table:formula="of:=AVERAGE([.B30:.U30])" office:value-type="float" office:value="0.2476260876" calcext:value-type="float">
            <text:p>0.2476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1666" calcext:value-type="float">
            <text:p>0.201666</text:p>
          </table:table-cell>
          <table:table-cell office:value-type="float" office:value="0.186457" calcext:value-type="float">
            <text:p>0.186457</text:p>
          </table:table-cell>
          <table:table-cell office:value-type="float" office:value="0.198369" calcext:value-type="float">
            <text:p>0.198369</text:p>
          </table:table-cell>
          <table:table-cell office:value-type="float" office:value="0.197468" calcext:value-type="float">
            <text:p>0.197468</text:p>
          </table:table-cell>
          <table:table-cell office:value-type="float" office:value="0.187711" calcext:value-type="float">
            <text:p>0.187711</text:p>
          </table:table-cell>
          <table:table-cell office:value-type="float" office:value="0.185067" calcext:value-type="float">
            <text:p>0.185067</text:p>
          </table:table-cell>
          <table:table-cell office:value-type="float" office:value="0.188698" calcext:value-type="float">
            <text:p>0.188698</text:p>
          </table:table-cell>
          <table:table-cell office:value-type="float" office:value="0.200584" calcext:value-type="float">
            <text:p>0.200584</text:p>
          </table:table-cell>
          <table:table-cell office:value-type="float" office:value="0.200399" calcext:value-type="float">
            <text:p>0.200399</text:p>
          </table:table-cell>
          <table:table-cell office:value-type="float" office:value="0.188649" calcext:value-type="float">
            <text:p>0.188649</text:p>
          </table:table-cell>
          <table:table-cell office:value-type="float" office:value="0.188135113" calcext:value-type="float">
            <text:p>0.188135</text:p>
          </table:table-cell>
          <table:table-cell office:value-type="float" office:value="0.200154321" calcext:value-type="float">
            <text:p>0.200154</text:p>
          </table:table-cell>
          <table:table-cell office:value-type="float" office:value="0.199245212" calcext:value-type="float">
            <text:p>0.199245</text:p>
          </table:table-cell>
          <table:table-cell office:value-type="float" office:value="0.189400399" calcext:value-type="float">
            <text:p>0.189400</text:p>
          </table:table-cell>
          <table:table-cell office:value-type="float" office:value="0.190346841" calcext:value-type="float">
            <text:p>0.190347</text:p>
          </table:table-cell>
          <table:table-cell office:value-type="float" office:value="0.199851006" calcext:value-type="float">
            <text:p>0.199851</text:p>
          </table:table-cell>
          <table:table-cell office:value-type="float" office:value="0.183401397" calcext:value-type="float">
            <text:p>0.183401</text:p>
          </table:table-cell>
          <table:table-cell office:value-type="float" office:value="0.186999718" calcext:value-type="float">
            <text:p>0.187000</text:p>
          </table:table-cell>
          <table:table-cell office:value-type="float" office:value="0.198778744" calcext:value-type="float">
            <text:p>0.198779</text:p>
          </table:table-cell>
          <table:table-cell office:value-type="float" office:value="0.198595409" calcext:value-type="float">
            <text:p>0.198595</text:p>
          </table:table-cell>
          <table:table-cell table:formula="of:=AVERAGE([.B31:.U31])" office:value-type="float" office:value="0.193498808" calcext:value-type="float">
            <text:p>0.193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1763" calcext:value-type="float">
            <text:p>0.151763</text:p>
          </table:table-cell>
          <table:table-cell office:value-type="float" office:value="0.159799" calcext:value-type="float">
            <text:p>0.159799</text:p>
          </table:table-cell>
          <table:table-cell office:value-type="float" office:value="0.188772" calcext:value-type="float">
            <text:p>0.188772</text:p>
          </table:table-cell>
          <table:table-cell office:value-type="float" office:value="0.181075" calcext:value-type="float">
            <text:p>0.181075</text:p>
          </table:table-cell>
          <table:table-cell office:value-type="float" office:value="0.159777" calcext:value-type="float">
            <text:p>0.159777</text:p>
          </table:table-cell>
          <table:table-cell office:value-type="float" office:value="0.161551" calcext:value-type="float">
            <text:p>0.161551</text:p>
          </table:table-cell>
          <table:table-cell office:value-type="float" office:value="0.170099" calcext:value-type="float">
            <text:p>0.170099</text:p>
          </table:table-cell>
          <table:table-cell office:value-type="float" office:value="0.161752" calcext:value-type="float">
            <text:p>0.161752</text:p>
          </table:table-cell>
          <table:table-cell office:value-type="float" office:value="0.174121" calcext:value-type="float">
            <text:p>0.174121</text:p>
          </table:table-cell>
          <table:table-cell office:value-type="float" office:value="0.164163" calcext:value-type="float">
            <text:p>0.164163</text:p>
          </table:table-cell>
          <table:table-cell office:value-type="float" office:value="0.161237191" calcext:value-type="float">
            <text:p>0.161237</text:p>
          </table:table-cell>
          <table:table-cell office:value-type="float" office:value="0.190470948" calcext:value-type="float">
            <text:p>0.190471</text:p>
          </table:table-cell>
          <table:table-cell office:value-type="float" office:value="0.182704675" calcext:value-type="float">
            <text:p>0.182705</text:p>
          </table:table-cell>
          <table:table-cell office:value-type="float" office:value="0.161214993" calcext:value-type="float">
            <text:p>0.161215</text:p>
          </table:table-cell>
          <table:table-cell office:value-type="float" office:value="0.165640467" calcext:value-type="float">
            <text:p>0.165640</text:p>
          </table:table-cell>
          <table:table-cell office:value-type="float" office:value="0.150397133" calcext:value-type="float">
            <text:p>0.150397</text:p>
          </table:table-cell>
          <table:table-cell office:value-type="float" office:value="0.160097041" calcext:value-type="float">
            <text:p>0.160097</text:p>
          </table:table-cell>
          <table:table-cell office:value-type="float" office:value="0.168568109" calcext:value-type="float">
            <text:p>0.168568</text:p>
          </table:table-cell>
          <table:table-cell office:value-type="float" office:value="0.160296232" calcext:value-type="float">
            <text:p>0.160296</text:p>
          </table:table-cell>
          <table:table-cell office:value-type="float" office:value="0.172553911" calcext:value-type="float">
            <text:p>0.172554</text:p>
          </table:table-cell>
          <table:table-cell table:formula="of:=AVERAGE([.B32:.U32])" office:value-type="float" office:value="0.167302635" calcext:value-type="float">
            <text:p>0.167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2188" calcext:value-type="float">
            <text:p>0.132188</text:p>
          </table:table-cell>
          <table:table-cell office:value-type="float" office:value="0.136336" calcext:value-type="float">
            <text:p>0.136336</text:p>
          </table:table-cell>
          <table:table-cell office:value-type="float" office:value="0.127419" calcext:value-type="float">
            <text:p>0.127419</text:p>
          </table:table-cell>
          <table:table-cell office:value-type="float" office:value="0.134873" calcext:value-type="float">
            <text:p>0.134873</text:p>
          </table:table-cell>
          <table:table-cell office:value-type="float" office:value="0.122417" calcext:value-type="float">
            <text:p>0.122417</text:p>
          </table:table-cell>
          <table:table-cell office:value-type="float" office:value="0.135511" calcext:value-type="float">
            <text:p>0.135511</text:p>
          </table:table-cell>
          <table:table-cell office:value-type="float" office:value="0.136931" calcext:value-type="float">
            <text:p>0.136931</text:p>
          </table:table-cell>
          <table:table-cell office:value-type="float" office:value="0.128646" calcext:value-type="float">
            <text:p>0.128646</text:p>
          </table:table-cell>
          <table:table-cell office:value-type="float" office:value="0.138986" calcext:value-type="float">
            <text:p>0.138986</text:p>
          </table:table-cell>
          <table:table-cell office:value-type="float" office:value="0.141091" calcext:value-type="float">
            <text:p>0.141091</text:p>
          </table:table-cell>
          <table:table-cell office:value-type="float" office:value="0.137563024" calcext:value-type="float">
            <text:p>0.137563</text:p>
          </table:table-cell>
          <table:table-cell office:value-type="float" office:value="0.128565771" calcext:value-type="float">
            <text:p>0.128566</text:p>
          </table:table-cell>
          <table:table-cell office:value-type="float" office:value="0.136086857" calcext:value-type="float">
            <text:p>0.136087</text:p>
          </table:table-cell>
          <table:table-cell office:value-type="float" office:value="0.123518753" calcext:value-type="float">
            <text:p>0.123519</text:p>
          </table:table-cell>
          <table:table-cell office:value-type="float" office:value="0.142360819" calcext:value-type="float">
            <text:p>0.142361</text:p>
          </table:table-cell>
          <table:table-cell office:value-type="float" office:value="0.130998308" calcext:value-type="float">
            <text:p>0.130998</text:p>
          </table:table-cell>
          <table:table-cell office:value-type="float" office:value="0.134291401" calcext:value-type="float">
            <text:p>0.134291</text:p>
          </table:table-cell>
          <table:table-cell office:value-type="float" office:value="0.135698621" calcext:value-type="float">
            <text:p>0.135699</text:p>
          </table:table-cell>
          <table:table-cell office:value-type="float" office:value="0.127488186" calcext:value-type="float">
            <text:p>0.127488</text:p>
          </table:table-cell>
          <table:table-cell office:value-type="float" office:value="0.137735126" calcext:value-type="float">
            <text:p>0.137735</text:p>
          </table:table-cell>
          <table:table-cell table:formula="of:=AVERAGE([.B33:.U33])" office:value-type="float" office:value="0.1334352433" calcext:value-type="float">
            <text:p>0.1334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14" calcext:value-type="float">
            <text:p>0.111400</text:p>
          </table:table-cell>
          <table:table-cell office:value-type="float" office:value="0.10384" calcext:value-type="float">
            <text:p>0.103840</text:p>
          </table:table-cell>
          <table:table-cell office:value-type="float" office:value="0.114204" calcext:value-type="float">
            <text:p>0.114204</text:p>
          </table:table-cell>
          <table:table-cell office:value-type="float" office:value="0.117627" calcext:value-type="float">
            <text:p>0.117627</text:p>
          </table:table-cell>
          <table:table-cell office:value-type="float" office:value="0.109645" calcext:value-type="float">
            <text:p>0.109645</text:p>
          </table:table-cell>
          <table:table-cell office:value-type="float" office:value="0.104002" calcext:value-type="float">
            <text:p>0.104002</text:p>
          </table:table-cell>
          <table:table-cell office:value-type="float" office:value="0.119463" calcext:value-type="float">
            <text:p>0.119463</text:p>
          </table:table-cell>
          <table:table-cell office:value-type="float" office:value="0.107894" calcext:value-type="float">
            <text:p>0.107894</text:p>
          </table:table-cell>
          <table:table-cell office:value-type="float" office:value="0.122286" calcext:value-type="float">
            <text:p>0.122286</text:p>
          </table:table-cell>
          <table:table-cell office:value-type="float" office:value="0.12211" calcext:value-type="float">
            <text:p>0.122110</text:p>
          </table:table-cell>
          <table:table-cell office:value-type="float" office:value="0.10477456" calcext:value-type="float">
            <text:p>0.104775</text:p>
          </table:table-cell>
          <table:table-cell office:value-type="float" office:value="0.115231836" calcext:value-type="float">
            <text:p>0.115232</text:p>
          </table:table-cell>
          <table:table-cell office:value-type="float" office:value="0.118685643" calcext:value-type="float">
            <text:p>0.118686</text:p>
          </table:table-cell>
          <table:table-cell office:value-type="float" office:value="0.110631805" calcext:value-type="float">
            <text:p>0.110632</text:p>
          </table:table-cell>
          <table:table-cell office:value-type="float" office:value="0.12320899" calcext:value-type="float">
            <text:p>0.123209</text:p>
          </table:table-cell>
          <table:table-cell office:value-type="float" office:value="0.1103974" calcext:value-type="float">
            <text:p>0.110397</text:p>
          </table:table-cell>
          <table:table-cell office:value-type="float" office:value="0.103065982" calcext:value-type="float">
            <text:p>0.103066</text:p>
          </table:table-cell>
          <table:table-cell office:value-type="float" office:value="0.118387833" calcext:value-type="float">
            <text:p>0.118388</text:p>
          </table:table-cell>
          <table:table-cell office:value-type="float" office:value="0.106922954" calcext:value-type="float">
            <text:p>0.106923</text:p>
          </table:table-cell>
          <table:table-cell office:value-type="float" office:value="0.121185426" calcext:value-type="float">
            <text:p>0.121185</text:p>
          </table:table-cell>
          <table:table-cell table:formula="of:=AVERAGE([.B34:.U34])" office:value-type="float" office:value="0.11324817145" calcext:value-type="float">
            <text:p>0.1132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0814" calcext:value-type="float">
            <text:p>0.090814</text:p>
          </table:table-cell>
          <table:table-cell office:value-type="float" office:value="0.083254" calcext:value-type="float">
            <text:p>0.083254</text:p>
          </table:table-cell>
          <table:table-cell office:value-type="float" office:value="0.08871" calcext:value-type="float">
            <text:p>0.088710</text:p>
          </table:table-cell>
          <table:table-cell office:value-type="float" office:value="0.092227" calcext:value-type="float">
            <text:p>0.092227</text:p>
          </table:table-cell>
          <table:table-cell office:value-type="float" office:value="0.092164" calcext:value-type="float">
            <text:p>0.092164</text:p>
          </table:table-cell>
          <table:table-cell office:value-type="float" office:value="0.089746" calcext:value-type="float">
            <text:p>0.089746</text:p>
          </table:table-cell>
          <table:table-cell office:value-type="float" office:value="0.093274" calcext:value-type="float">
            <text:p>0.093274</text:p>
          </table:table-cell>
          <table:table-cell office:value-type="float" office:value="0.094725" calcext:value-type="float">
            <text:p>0.094725</text:p>
          </table:table-cell>
          <table:table-cell office:value-type="float" office:value="0.091168" calcext:value-type="float">
            <text:p>0.091168</text:p>
          </table:table-cell>
          <table:table-cell office:value-type="float" office:value="0.102533" calcext:value-type="float">
            <text:p>0.102533</text:p>
          </table:table-cell>
          <table:table-cell office:value-type="float" office:value="0.084003286" calcext:value-type="float">
            <text:p>0.084003</text:p>
          </table:table-cell>
          <table:table-cell office:value-type="float" office:value="0.08950839" calcext:value-type="float">
            <text:p>0.089508</text:p>
          </table:table-cell>
          <table:table-cell office:value-type="float" office:value="0.093057043" calcext:value-type="float">
            <text:p>0.093057</text:p>
          </table:table-cell>
          <table:table-cell office:value-type="float" office:value="0.092993476" calcext:value-type="float">
            <text:p>0.092993</text:p>
          </table:table-cell>
          <table:table-cell office:value-type="float" office:value="0.103455797" calcext:value-type="float">
            <text:p>0.103456</text:p>
          </table:table-cell>
          <table:table-cell office:value-type="float" office:value="0.089996674" calcext:value-type="float">
            <text:p>0.089997</text:p>
          </table:table-cell>
          <table:table-cell office:value-type="float" office:value="0.088938286" calcext:value-type="float">
            <text:p>0.088938</text:p>
          </table:table-cell>
          <table:table-cell office:value-type="float" office:value="0.092434534" calcext:value-type="float">
            <text:p>0.092435</text:p>
          </table:table-cell>
          <table:table-cell office:value-type="float" office:value="0.093872475" calcext:value-type="float">
            <text:p>0.093872</text:p>
          </table:table-cell>
          <table:table-cell office:value-type="float" office:value="0.090347488" calcext:value-type="float">
            <text:p>0.090347</text:p>
          </table:table-cell>
          <table:table-cell table:formula="of:=AVERAGE([.B35:.U35])" office:value-type="float" office:value="0.09186112245" calcext:value-type="float">
            <text:p>0.0918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6273" calcext:value-type="float">
            <text:p>0.076273</text:p>
          </table:table-cell>
          <table:table-cell office:value-type="float" office:value="0.06532" calcext:value-type="float">
            <text:p>0.065320</text:p>
          </table:table-cell>
          <table:table-cell office:value-type="float" office:value="0.070127" calcext:value-type="float">
            <text:p>0.070127</text:p>
          </table:table-cell>
          <table:table-cell office:value-type="float" office:value="0.074" calcext:value-type="float">
            <text:p>0.074000</text:p>
          </table:table-cell>
          <table:table-cell office:value-type="float" office:value="0.066283" calcext:value-type="float">
            <text:p>0.066283</text:p>
          </table:table-cell>
          <table:table-cell office:value-type="float" office:value="0.074405" calcext:value-type="float">
            <text:p>0.074405</text:p>
          </table:table-cell>
          <table:table-cell office:value-type="float" office:value="0.070995" calcext:value-type="float">
            <text:p>0.070995</text:p>
          </table:table-cell>
          <table:table-cell office:value-type="float" office:value="0.073782" calcext:value-type="float">
            <text:p>0.073782</text:p>
          </table:table-cell>
          <table:table-cell office:value-type="float" office:value="0.075406" calcext:value-type="float">
            <text:p>0.075406</text:p>
          </table:table-cell>
          <table:table-cell office:value-type="float" office:value="0.070556" calcext:value-type="float">
            <text:p>0.070556</text:p>
          </table:table-cell>
          <table:table-cell office:value-type="float" office:value="0.06590788" calcext:value-type="float">
            <text:p>0.065908</text:p>
          </table:table-cell>
          <table:table-cell office:value-type="float" office:value="0.070758143" calcext:value-type="float">
            <text:p>0.070758</text:p>
          </table:table-cell>
          <table:table-cell office:value-type="float" office:value="0.074666" calcext:value-type="float">
            <text:p>0.074666</text:p>
          </table:table-cell>
          <table:table-cell office:value-type="float" office:value="0.066879547" calcext:value-type="float">
            <text:p>0.066880</text:p>
          </table:table-cell>
          <table:table-cell office:value-type="float" office:value="0.071191004" calcext:value-type="float">
            <text:p>0.071191</text:p>
          </table:table-cell>
          <table:table-cell office:value-type="float" office:value="0.075586543" calcext:value-type="float">
            <text:p>0.075587</text:p>
          </table:table-cell>
          <table:table-cell office:value-type="float" office:value="0.073735355" calcext:value-type="float">
            <text:p>0.073735</text:p>
          </table:table-cell>
          <table:table-cell office:value-type="float" office:value="0.070356045" calcext:value-type="float">
            <text:p>0.070356</text:p>
          </table:table-cell>
          <table:table-cell office:value-type="float" office:value="0.073117962" calcext:value-type="float">
            <text:p>0.073118</text:p>
          </table:table-cell>
          <table:table-cell office:value-type="float" office:value="0.074727346" calcext:value-type="float">
            <text:p>0.074727</text:p>
          </table:table-cell>
          <table:table-cell table:formula="of:=AVERAGE([.B36:.U36])" office:value-type="float" office:value="0.07170364125" calcext:value-type="float">
            <text:p>0.0717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1267" calcext:value-type="float">
            <text:p>0.051267</text:p>
          </table:table-cell>
          <table:table-cell office:value-type="float" office:value="0.049545" calcext:value-type="float">
            <text:p>0.049545</text:p>
          </table:table-cell>
          <table:table-cell office:value-type="float" office:value="0.057312" calcext:value-type="float">
            <text:p>0.057312</text:p>
          </table:table-cell>
          <table:table-cell office:value-type="float" office:value="0.061846" calcext:value-type="float">
            <text:p>0.061846</text:p>
          </table:table-cell>
          <table:table-cell office:value-type="float" office:value="0.054215" calcext:value-type="float">
            <text:p>0.054215</text:p>
          </table:table-cell>
          <table:table-cell office:value-type="float" office:value="0.062489" calcext:value-type="float">
            <text:p>0.062489</text:p>
          </table:table-cell>
          <table:table-cell office:value-type="float" office:value="0.063689" calcext:value-type="float">
            <text:p>0.063689</text:p>
          </table:table-cell>
          <table:table-cell office:value-type="float" office:value="0.064047" calcext:value-type="float">
            <text:p>0.064047</text:p>
          </table:table-cell>
          <table:table-cell office:value-type="float" office:value="0.053376" calcext:value-type="float">
            <text:p>0.053376</text:p>
          </table:table-cell>
          <table:table-cell office:value-type="float" office:value="0.064364" calcext:value-type="float">
            <text:p>0.064364</text:p>
          </table:table-cell>
          <table:table-cell office:value-type="float" office:value="0.049990905" calcext:value-type="float">
            <text:p>0.049991</text:p>
          </table:table-cell>
          <table:table-cell office:value-type="float" office:value="0.057827808" calcext:value-type="float">
            <text:p>0.057828</text:p>
          </table:table-cell>
          <table:table-cell office:value-type="float" office:value="0.062402614" calcext:value-type="float">
            <text:p>0.062403</text:p>
          </table:table-cell>
          <table:table-cell office:value-type="float" office:value="0.054702935" calcext:value-type="float">
            <text:p>0.054703</text:p>
          </table:table-cell>
          <table:table-cell office:value-type="float" office:value="0.064943276" calcext:value-type="float">
            <text:p>0.064943</text:p>
          </table:table-cell>
          <table:table-cell office:value-type="float" office:value="0.050805597" calcext:value-type="float">
            <text:p>0.050806</text:p>
          </table:table-cell>
          <table:table-cell office:value-type="float" office:value="0.061926599" calcext:value-type="float">
            <text:p>0.061927</text:p>
          </table:table-cell>
          <table:table-cell office:value-type="float" office:value="0.063115799" calcext:value-type="float">
            <text:p>0.063116</text:p>
          </table:table-cell>
          <table:table-cell office:value-type="float" office:value="0.063470577" calcext:value-type="float">
            <text:p>0.063471</text:p>
          </table:table-cell>
          <table:table-cell office:value-type="float" office:value="0.052895616" calcext:value-type="float">
            <text:p>0.052896</text:p>
          </table:table-cell>
          <table:table-cell table:formula="of:=AVERAGE([.B37:.U37])" office:value-type="float" office:value="0.0582115863" calcext:value-type="float">
            <text:p>0.058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9281" calcext:value-type="float">
            <text:p>0.039281</text:p>
          </table:table-cell>
          <table:table-cell office:value-type="float" office:value="0.042795" calcext:value-type="float">
            <text:p>0.042795</text:p>
          </table:table-cell>
          <table:table-cell office:value-type="float" office:value="0.038831" calcext:value-type="float">
            <text:p>0.038831</text:p>
          </table:table-cell>
          <table:table-cell office:value-type="float" office:value="0.044038" calcext:value-type="float">
            <text:p>0.044038</text:p>
          </table:table-cell>
          <table:table-cell office:value-type="float" office:value="0.040193" calcext:value-type="float">
            <text:p>0.040193</text:p>
          </table:table-cell>
          <table:table-cell office:value-type="float" office:value="0.045539" calcext:value-type="float">
            <text:p>0.045539</text:p>
          </table:table-cell>
          <table:table-cell office:value-type="float" office:value="0.042747" calcext:value-type="float">
            <text:p>0.042747</text:p>
          </table:table-cell>
          <table:table-cell office:value-type="float" office:value="0.046733" calcext:value-type="float">
            <text:p>0.046733</text:p>
          </table:table-cell>
          <table:table-cell office:value-type="float" office:value="0.038511" calcext:value-type="float">
            <text:p>0.038511</text:p>
          </table:table-cell>
          <table:table-cell office:value-type="float" office:value="0.053253" calcext:value-type="float">
            <text:p>0.053253</text:p>
          </table:table-cell>
          <table:table-cell office:value-type="float" office:value="0.043180155" calcext:value-type="float">
            <text:p>0.043180</text:p>
          </table:table-cell>
          <table:table-cell office:value-type="float" office:value="0.039180479" calcext:value-type="float">
            <text:p>0.039180</text:p>
          </table:table-cell>
          <table:table-cell office:value-type="float" office:value="0.044434342" calcext:value-type="float">
            <text:p>0.044434</text:p>
          </table:table-cell>
          <table:table-cell office:value-type="float" office:value="0.040554737" calcext:value-type="float">
            <text:p>0.040555</text:p>
          </table:table-cell>
          <table:table-cell office:value-type="float" office:value="0.053732277" calcext:value-type="float">
            <text:p>0.053732</text:p>
          </table:table-cell>
          <table:table-cell office:value-type="float" office:value="0.038927471" calcext:value-type="float">
            <text:p>0.038927</text:p>
          </table:table-cell>
          <table:table-cell office:value-type="float" office:value="0.045129149" calcext:value-type="float">
            <text:p>0.045129</text:p>
          </table:table-cell>
          <table:table-cell office:value-type="float" office:value="0.042362277" calcext:value-type="float">
            <text:p>0.042362</text:p>
          </table:table-cell>
          <table:table-cell office:value-type="float" office:value="0.046312403" calcext:value-type="float">
            <text:p>0.046312</text:p>
          </table:table-cell>
          <table:table-cell office:value-type="float" office:value="0.038164401" calcext:value-type="float">
            <text:p>0.038164</text:p>
          </table:table-cell>
          <table:table-cell table:formula="of:=AVERAGE([.B38:.U38])" office:value-type="float" office:value="0.04319493455" calcext:value-type="float">
            <text:p>0.0431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2563" calcext:value-type="float">
            <text:p>0.032563</text:p>
          </table:table-cell>
          <table:table-cell office:value-type="float" office:value="0.025887" calcext:value-type="float">
            <text:p>0.025887</text:p>
          </table:table-cell>
          <table:table-cell office:value-type="float" office:value="0.033151" calcext:value-type="float">
            <text:p>0.033151</text:p>
          </table:table-cell>
          <table:table-cell office:value-type="float" office:value="0.033991" calcext:value-type="float">
            <text:p>0.033991</text:p>
          </table:table-cell>
          <table:table-cell office:value-type="float" office:value="0.03101" calcext:value-type="float">
            <text:p>0.031010</text:p>
          </table:table-cell>
          <table:table-cell office:value-type="float" office:value="0.033864" calcext:value-type="float">
            <text:p>0.033864</text:p>
          </table:table-cell>
          <table:table-cell office:value-type="float" office:value="0.030868" calcext:value-type="float">
            <text:p>0.030868</text:p>
          </table:table-cell>
          <table:table-cell office:value-type="float" office:value="0.034432" calcext:value-type="float">
            <text:p>0.034432</text:p>
          </table:table-cell>
          <table:table-cell office:value-type="float" office:value="0.029981" calcext:value-type="float">
            <text:p>0.029981</text:p>
          </table:table-cell>
          <table:table-cell office:value-type="float" office:value="0.038741" calcext:value-type="float">
            <text:p>0.038741</text:p>
          </table:table-cell>
          <table:table-cell office:value-type="float" office:value="0.026119983" calcext:value-type="float">
            <text:p>0.026120</text:p>
          </table:table-cell>
          <table:table-cell office:value-type="float" office:value="0.033449359" calcext:value-type="float">
            <text:p>0.033449</text:p>
          </table:table-cell>
          <table:table-cell office:value-type="float" office:value="0.034296919" calcext:value-type="float">
            <text:p>0.034297</text:p>
          </table:table-cell>
          <table:table-cell office:value-type="float" office:value="0.03128909" calcext:value-type="float">
            <text:p>0.031289</text:p>
          </table:table-cell>
          <table:table-cell office:value-type="float" office:value="0.039089669" calcext:value-type="float">
            <text:p>0.039090</text:p>
          </table:table-cell>
          <table:table-cell office:value-type="float" office:value="0.032269933" calcext:value-type="float">
            <text:p>0.032270</text:p>
          </table:table-cell>
          <table:table-cell office:value-type="float" office:value="0.033559224" calcext:value-type="float">
            <text:p>0.033559</text:p>
          </table:table-cell>
          <table:table-cell office:value-type="float" office:value="0.030590188" calcext:value-type="float">
            <text:p>0.030590</text:p>
          </table:table-cell>
          <table:table-cell office:value-type="float" office:value="0.034122112" calcext:value-type="float">
            <text:p>0.034122</text:p>
          </table:table-cell>
          <table:table-cell office:value-type="float" office:value="0.029711171" calcext:value-type="float">
            <text:p>0.029711</text:p>
          </table:table-cell>
          <table:table-cell table:formula="of:=AVERAGE([.B39:.U39])" office:value-type="float" office:value="0.0324492824" calcext:value-type="float">
            <text:p>0.0324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0915" calcext:value-type="float">
            <text:p>0.020915</text:p>
          </table:table-cell>
          <table:table-cell office:value-type="float" office:value="0.021253" calcext:value-type="float">
            <text:p>0.021253</text:p>
          </table:table-cell>
          <table:table-cell office:value-type="float" office:value="0.028225" calcext:value-type="float">
            <text:p>0.028225</text:p>
          </table:table-cell>
          <table:table-cell office:value-type="float" office:value="0.023264" calcext:value-type="float">
            <text:p>0.023264</text:p>
          </table:table-cell>
          <table:table-cell office:value-type="float" office:value="0.021004" calcext:value-type="float">
            <text:p>0.021004</text:p>
          </table:table-cell>
          <table:table-cell office:value-type="float" office:value="0.028494" calcext:value-type="float">
            <text:p>0.028494</text:p>
          </table:table-cell>
          <table:table-cell office:value-type="float" office:value="0.026494" calcext:value-type="float">
            <text:p>0.026494</text:p>
          </table:table-cell>
          <table:table-cell office:value-type="float" office:value="0.026789" calcext:value-type="float">
            <text:p>0.026789</text:p>
          </table:table-cell>
          <table:table-cell office:value-type="float" office:value="0.024461" calcext:value-type="float">
            <text:p>0.024461</text:p>
          </table:table-cell>
          <table:table-cell office:value-type="float" office:value="0.024629" calcext:value-type="float">
            <text:p>0.024629</text:p>
          </table:table-cell>
          <table:table-cell office:value-type="float" office:value="0.021444277" calcext:value-type="float">
            <text:p>0.021444</text:p>
          </table:table-cell>
          <table:table-cell office:value-type="float" office:value="0.028479025" calcext:value-type="float">
            <text:p>0.028479</text:p>
          </table:table-cell>
          <table:table-cell office:value-type="float" office:value="0.023473376" calcext:value-type="float">
            <text:p>0.023473</text:p>
          </table:table-cell>
          <table:table-cell office:value-type="float" office:value="0.021193036" calcext:value-type="float">
            <text:p>0.021193</text:p>
          </table:table-cell>
          <table:table-cell office:value-type="float" office:value="0.024850661" calcext:value-type="float">
            <text:p>0.024851</text:p>
          </table:table-cell>
          <table:table-cell office:value-type="float" office:value="0.020726765" calcext:value-type="float">
            <text:p>0.020727</text:p>
          </table:table-cell>
          <table:table-cell office:value-type="float" office:value="0.028237554" calcext:value-type="float">
            <text:p>0.028238</text:p>
          </table:table-cell>
          <table:table-cell office:value-type="float" office:value="0.026255554" calcext:value-type="float">
            <text:p>0.026256</text:p>
          </table:table-cell>
          <table:table-cell office:value-type="float" office:value="0.026547899" calcext:value-type="float">
            <text:p>0.026548</text:p>
          </table:table-cell>
          <table:table-cell office:value-type="float" office:value="0.024240851" calcext:value-type="float">
            <text:p>0.024241</text:p>
          </table:table-cell>
          <table:table-cell table:formula="of:=AVERAGE([.B40:.U40])" office:value-type="float" office:value="0.0245488499" calcext:value-type="float">
            <text:p>0.0245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9533" calcext:value-type="float">
            <text:p>0.019533</text:p>
          </table:table-cell>
          <table:table-cell office:value-type="float" office:value="0.020094" calcext:value-type="float">
            <text:p>0.020094</text:p>
          </table:table-cell>
          <table:table-cell office:value-type="float" office:value="0.014649" calcext:value-type="float">
            <text:p>0.014649</text:p>
          </table:table-cell>
          <table:table-cell office:value-type="float" office:value="0.024615" calcext:value-type="float">
            <text:p>0.024615</text:p>
          </table:table-cell>
          <table:table-cell office:value-type="float" office:value="0.026461" calcext:value-type="float">
            <text:p>0.026461</text:p>
          </table:table-cell>
          <table:table-cell office:value-type="float" office:value="0.02095" calcext:value-type="float">
            <text:p>0.020950</text:p>
          </table:table-cell>
          <table:table-cell office:value-type="float" office:value="0.022192" calcext:value-type="float">
            <text:p>0.022192</text:p>
          </table:table-cell>
          <table:table-cell office:value-type="float" office:value="0.022642" calcext:value-type="float">
            <text:p>0.022642</text:p>
          </table:table-cell>
          <table:table-cell office:value-type="float" office:value="0.020076" calcext:value-type="float">
            <text:p>0.020076</text:p>
          </table:table-cell>
          <table:table-cell office:value-type="float" office:value="0.021672" calcext:value-type="float">
            <text:p>0.021672</text:p>
          </table:table-cell>
          <table:table-cell office:value-type="float" office:value="0.020274846" calcext:value-type="float">
            <text:p>0.020275</text:p>
          </table:table-cell>
          <table:table-cell office:value-type="float" office:value="0.014780841" calcext:value-type="float">
            <text:p>0.014781</text:p>
          </table:table-cell>
          <table:table-cell office:value-type="float" office:value="0.024836535" calcext:value-type="float">
            <text:p>0.024837</text:p>
          </table:table-cell>
          <table:table-cell office:value-type="float" office:value="0.026699149" calcext:value-type="float">
            <text:p>0.026699</text:p>
          </table:table-cell>
          <table:table-cell office:value-type="float" office:value="0.021867048" calcext:value-type="float">
            <text:p>0.021867</text:p>
          </table:table-cell>
          <table:table-cell office:value-type="float" office:value="0.019357203" calcext:value-type="float">
            <text:p>0.019357</text:p>
          </table:table-cell>
          <table:table-cell office:value-type="float" office:value="0.02076145" calcext:value-type="float">
            <text:p>0.020761</text:p>
          </table:table-cell>
          <table:table-cell office:value-type="float" office:value="0.021992272" calcext:value-type="float">
            <text:p>0.021992</text:p>
          </table:table-cell>
          <table:table-cell office:value-type="float" office:value="0.022438222" calcext:value-type="float">
            <text:p>0.022438</text:p>
          </table:table-cell>
          <table:table-cell office:value-type="float" office:value="0.019895316" calcext:value-type="float">
            <text:p>0.019895</text:p>
          </table:table-cell>
          <table:table-cell table:formula="of:=AVERAGE([.B41:.U41])" office:value-type="float" office:value="0.0212893441" calcext:value-type="float">
            <text:p>0.0212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4139" calcext:value-type="float">
            <text:p>0.014139</text:p>
          </table:table-cell>
          <table:table-cell office:value-type="float" office:value="0.017239" calcext:value-type="float">
            <text:p>0.017239</text:p>
          </table:table-cell>
          <table:table-cell office:value-type="float" office:value="0.013975" calcext:value-type="float">
            <text:p>0.013975</text:p>
          </table:table-cell>
          <table:table-cell office:value-type="float" office:value="0.015457" calcext:value-type="float">
            <text:p>0.015457</text:p>
          </table:table-cell>
          <table:table-cell office:value-type="float" office:value="0.018593" calcext:value-type="float">
            <text:p>0.018593</text:p>
          </table:table-cell>
          <table:table-cell office:value-type="float" office:value="0.014563" calcext:value-type="float">
            <text:p>0.014563</text:p>
          </table:table-cell>
          <table:table-cell office:value-type="float" office:value="0.022404" calcext:value-type="float">
            <text:p>0.022404</text:p>
          </table:table-cell>
          <table:table-cell office:value-type="float" office:value="0.016602" calcext:value-type="float">
            <text:p>0.016602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094" calcext:value-type="float">
            <text:p>0.020940</text:p>
          </table:table-cell>
          <table:table-cell office:value-type="float" office:value="0.017394151" calcext:value-type="float">
            <text:p>0.017394</text:p>
          </table:table-cell>
          <table:table-cell office:value-type="float" office:value="0.014100775" calcext:value-type="float">
            <text:p>0.014101</text:p>
          </table:table-cell>
          <table:table-cell office:value-type="float" office:value="0.015596113" calcext:value-type="float">
            <text:p>0.015596</text:p>
          </table:table-cell>
          <table:table-cell office:value-type="float" office:value="0.018760337" calcext:value-type="float">
            <text:p>0.018760</text:p>
          </table:table-cell>
          <table:table-cell office:value-type="float" office:value="0.02112846" calcext:value-type="float">
            <text:p>0.021128</text:p>
          </table:table-cell>
          <table:table-cell office:value-type="float" office:value="0.014011749" calcext:value-type="float">
            <text:p>0.014012</text:p>
          </table:table-cell>
          <table:table-cell office:value-type="float" office:value="0.014431933" calcext:value-type="float">
            <text:p>0.014432</text:p>
          </table:table-cell>
          <table:table-cell office:value-type="float" office:value="0.022202364" calcext:value-type="float">
            <text:p>0.022202</text:p>
          </table:table-cell>
          <table:table-cell office:value-type="float" office:value="0.016452582" calcext:value-type="float">
            <text:p>0.016453</text:p>
          </table:table-cell>
          <table:table-cell office:value-type="float" office:value="0.021183616" calcext:value-type="float">
            <text:p>0.021184</text:p>
          </table:table-cell>
          <table:table-cell table:formula="of:=AVERAGE([.B42:.U42])" office:value-type="float" office:value="0.017527504" calcext:value-type="float">
            <text:p>0.0175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119" calcext:value-type="float">
            <text:p>0.015119</text:p>
          </table:table-cell>
          <table:table-cell office:value-type="float" office:value="0.013882" calcext:value-type="float">
            <text:p>0.013882</text:p>
          </table:table-cell>
          <table:table-cell office:value-type="float" office:value="0.014891" calcext:value-type="float">
            <text:p>0.014891</text:p>
          </table:table-cell>
          <table:table-cell office:value-type="float" office:value="0.014958" calcext:value-type="float">
            <text:p>0.014958</text:p>
          </table:table-cell>
          <table:table-cell office:value-type="float" office:value="0.01391" calcext:value-type="float">
            <text:p>0.013910</text:p>
          </table:table-cell>
          <table:table-cell office:value-type="float" office:value="0.017583" calcext:value-type="float">
            <text:p>0.017583</text:p>
          </table:table-cell>
          <table:table-cell office:value-type="float" office:value="0.015292" calcext:value-type="float">
            <text:p>0.015292</text:p>
          </table:table-cell>
          <table:table-cell office:value-type="float" office:value="0.018027" calcext:value-type="float">
            <text:p>0.018027</text:p>
          </table:table-cell>
          <table:table-cell office:value-type="float" office:value="0.018206" calcext:value-type="float">
            <text:p>0.018206</text:p>
          </table:table-cell>
          <table:table-cell office:value-type="float" office:value="0.022516" calcext:value-type="float">
            <text:p>0.022516</text:p>
          </table:table-cell>
          <table:table-cell office:value-type="float" office:value="0.014006938" calcext:value-type="float">
            <text:p>0.014007</text:p>
          </table:table-cell>
          <table:table-cell office:value-type="float" office:value="0.015025019" calcext:value-type="float">
            <text:p>0.015025</text:p>
          </table:table-cell>
          <table:table-cell office:value-type="float" office:value="0.015092622" calcext:value-type="float">
            <text:p>0.015093</text:p>
          </table:table-cell>
          <table:table-cell office:value-type="float" office:value="0.01403519" calcext:value-type="float">
            <text:p>0.014035</text:p>
          </table:table-cell>
          <table:table-cell office:value-type="float" office:value="0.022718644" calcext:value-type="float">
            <text:p>0.022719</text:p>
          </table:table-cell>
          <table:table-cell office:value-type="float" office:value="0.014982929" calcext:value-type="float">
            <text:p>0.014983</text:p>
          </table:table-cell>
          <table:table-cell office:value-type="float" office:value="0.017424753" calcext:value-type="float">
            <text:p>0.017425</text:p>
          </table:table-cell>
          <table:table-cell office:value-type="float" office:value="0.015154372" calcext:value-type="float">
            <text:p>0.015154</text:p>
          </table:table-cell>
          <table:table-cell office:value-type="float" office:value="0.017864757" calcext:value-type="float">
            <text:p>0.017865</text:p>
          </table:table-cell>
          <table:table-cell office:value-type="float" office:value="0.018042146" calcext:value-type="float">
            <text:p>0.018042</text:p>
          </table:table-cell>
          <table:table-cell table:formula="of:=AVERAGE([.B43:.U43])" office:value-type="float" office:value="0.0164365685" calcext:value-type="float">
            <text:p>0.016437</text:p>
          </table:table-cell>
        </table:table-row>
        <table:table-row table:style-name="ro1">
          <table:table-cell table:style-name="Default"/>
          <table:table-cell table:number-columns-repeated="20"/>
          <table:table-cell table:style-name="Default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VAL LO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9626" calcext:value-type="float">
            <text:p>0.679626</text:p>
          </table:table-cell>
          <table:table-cell office:value-type="float" office:value="0.682732" calcext:value-type="float">
            <text:p>0.682732</text:p>
          </table:table-cell>
          <table:table-cell office:value-type="float" office:value="0.674194" calcext:value-type="float">
            <text:p>0.674194</text:p>
          </table:table-cell>
          <table:table-cell office:value-type="float" office:value="0.683014" calcext:value-type="float">
            <text:p>0.683014</text:p>
          </table:table-cell>
          <table:table-cell office:value-type="float" office:value="0.683836" calcext:value-type="float">
            <text:p>0.683836</text:p>
          </table:table-cell>
          <table:table-cell office:value-type="float" office:value="0.693759" calcext:value-type="float">
            <text:p>0.693759</text:p>
          </table:table-cell>
          <table:table-cell office:value-type="float" office:value="0.676238" calcext:value-type="float">
            <text:p>0.676238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673486" calcext:value-type="float">
            <text:p>0.673486</text:p>
          </table:table-cell>
          <table:table-cell office:value-type="float" office:value="0.683772" calcext:value-type="float">
            <text:p>0.683772</text:p>
          </table:table-cell>
          <table:table-cell office:value-type="float" office:value="0.688876588" calcext:value-type="float">
            <text:p>0.688877</text:p>
          </table:table-cell>
          <table:table-cell office:value-type="float" office:value="0.680261746" calcext:value-type="float">
            <text:p>0.680262</text:p>
          </table:table-cell>
          <table:table-cell office:value-type="float" office:value="0.689161126" calcext:value-type="float">
            <text:p>0.689161</text:p>
          </table:table-cell>
          <table:table-cell office:value-type="float" office:value="0.689990524" calcext:value-type="float">
            <text:p>0.689991</text:p>
          </table:table-cell>
          <table:table-cell office:value-type="float" office:value="0.689925948" calcext:value-type="float">
            <text:p>0.689926</text:p>
          </table:table-cell>
          <table:table-cell office:value-type="float" office:value="0.673509366" calcext:value-type="float">
            <text:p>0.673509</text:p>
          </table:table-cell>
          <table:table-cell office:value-type="float" office:value="0.687515169" calcext:value-type="float">
            <text:p>0.687515</text:p>
          </table:table-cell>
          <table:table-cell office:value-type="float" office:value="0.670151858" calcext:value-type="float">
            <text:p>0.670152</text:p>
          </table:table-cell>
          <table:table-cell office:value-type="float" office:value="0.683448105" calcext:value-type="float">
            <text:p>0.683448</text:p>
          </table:table-cell>
          <table:table-cell office:value-type="float" office:value="0.667424626" calcext:value-type="float">
            <text:p>0.667425</text:p>
          </table:table-cell>
          <table:table-cell table:formula="of:=AVERAGE([.B46:.U46])" office:value-type="float" office:value="0.6820288528" calcext:value-type="float">
            <text:p>0.682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9755" calcext:value-type="float">
            <text:p>0.479755</text:p>
          </table:table-cell>
          <table:table-cell office:value-type="float" office:value="0.618793" calcext:value-type="float">
            <text:p>0.618793</text:p>
          </table:table-cell>
          <table:table-cell office:value-type="float" office:value="0.607921" calcext:value-type="float">
            <text:p>0.607921</text:p>
          </table:table-cell>
          <table:table-cell office:value-type="float" office:value="0.676106" calcext:value-type="float">
            <text:p>0.676106</text:p>
          </table:table-cell>
          <table:table-cell office:value-type="float" office:value="0.697905" calcext:value-type="float">
            <text:p>0.697905</text:p>
          </table:table-cell>
          <table:table-cell office:value-type="float" office:value="0.622353" calcext:value-type="float">
            <text:p>0.622353</text:p>
          </table:table-cell>
          <table:table-cell office:value-type="float" office:value="0.59925" calcext:value-type="float">
            <text:p>0.599250</text:p>
          </table:table-cell>
          <table:table-cell office:value-type="float" office:value="0.639855" calcext:value-type="float">
            <text:p>0.639855</text:p>
          </table:table-cell>
          <table:table-cell office:value-type="float" office:value="0.614102" calcext:value-type="float">
            <text:p>0.614102</text:p>
          </table:table-cell>
          <table:table-cell office:value-type="float" office:value="0.63439" calcext:value-type="float">
            <text:p>0.634390</text:p>
          </table:table-cell>
          <table:table-cell office:value-type="float" office:value="0.624362137" calcext:value-type="float">
            <text:p>0.624362</text:p>
          </table:table-cell>
          <table:table-cell office:value-type="float" office:value="0.613392289" calcext:value-type="float">
            <text:p>0.613392</text:p>
          </table:table-cell>
          <table:table-cell office:value-type="float" office:value="0.682190954" calcext:value-type="float">
            <text:p>0.682191</text:p>
          </table:table-cell>
          <table:table-cell office:value-type="float" office:value="0.704186145" calcext:value-type="float">
            <text:p>0.704186</text:p>
          </table:table-cell>
          <table:table-cell office:value-type="float" office:value="0.64009951" calcext:value-type="float">
            <text:p>0.640100</text:p>
          </table:table-cell>
          <table:table-cell office:value-type="float" office:value="0.475437205" calcext:value-type="float">
            <text:p>0.475437</text:p>
          </table:table-cell>
          <table:table-cell office:value-type="float" office:value="0.616751823" calcext:value-type="float">
            <text:p>0.616752</text:p>
          </table:table-cell>
          <table:table-cell office:value-type="float" office:value="0.59385675" calcext:value-type="float">
            <text:p>0.593857</text:p>
          </table:table-cell>
          <table:table-cell office:value-type="float" office:value="0.634096305" calcext:value-type="float">
            <text:p>0.634096</text:p>
          </table:table-cell>
          <table:table-cell office:value-type="float" office:value="0.608575082" calcext:value-type="float">
            <text:p>0.608575</text:p>
          </table:table-cell>
          <table:table-cell table:formula="of:=AVERAGE([.B47:.U47])" office:value-type="float" office:value="0.61916891" calcext:value-type="float">
            <text:p>0.619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5581" calcext:value-type="float">
            <text:p>0.365581</text:p>
          </table:table-cell>
          <table:table-cell office:value-type="float" office:value="0.491296" calcext:value-type="float">
            <text:p>0.491296</text:p>
          </table:table-cell>
          <table:table-cell office:value-type="float" office:value="0.453146" calcext:value-type="float">
            <text:p>0.453146</text:p>
          </table:table-cell>
          <table:table-cell office:value-type="float" office:value="0.533013" calcext:value-type="float">
            <text:p>0.533013</text:p>
          </table:table-cell>
          <table:table-cell office:value-type="float" office:value="0.548626" calcext:value-type="float">
            <text:p>0.548626</text:p>
          </table:table-cell>
          <table:table-cell office:value-type="float" office:value="0.491459" calcext:value-type="float">
            <text:p>0.491459</text:p>
          </table:table-cell>
          <table:table-cell office:value-type="float" office:value="0.487425" calcext:value-type="float">
            <text:p>0.487425</text:p>
          </table:table-cell>
          <table:table-cell office:value-type="float" office:value="0.487259" calcext:value-type="float">
            <text:p>0.487259</text:p>
          </table:table-cell>
          <table:table-cell office:value-type="float" office:value="0.535543" calcext:value-type="float">
            <text:p>0.535543</text:p>
          </table:table-cell>
          <table:table-cell office:value-type="float" office:value="0.537193" calcext:value-type="float">
            <text:p>0.537193</text:p>
          </table:table-cell>
          <table:table-cell office:value-type="float" office:value="0.495717664" calcext:value-type="float">
            <text:p>0.495718</text:p>
          </table:table-cell>
          <table:table-cell office:value-type="float" office:value="0.457224314" calcext:value-type="float">
            <text:p>0.457224</text:p>
          </table:table-cell>
          <table:table-cell office:value-type="float" office:value="0.537810117" calcext:value-type="float">
            <text:p>0.537810</text:p>
          </table:table-cell>
          <table:table-cell office:value-type="float" office:value="0.553563634" calcext:value-type="float">
            <text:p>0.553564</text:p>
          </table:table-cell>
          <table:table-cell office:value-type="float" office:value="0.542027737" calcext:value-type="float">
            <text:p>0.542028</text:p>
          </table:table-cell>
          <table:table-cell office:value-type="float" office:value="0.362290771" calcext:value-type="float">
            <text:p>0.362291</text:p>
          </table:table-cell>
          <table:table-cell office:value-type="float" office:value="0.487035869" calcext:value-type="float">
            <text:p>0.487036</text:p>
          </table:table-cell>
          <table:table-cell office:value-type="float" office:value="0.483038175" calcext:value-type="float">
            <text:p>0.483038</text:p>
          </table:table-cell>
          <table:table-cell office:value-type="float" office:value="0.482873669" calcext:value-type="float">
            <text:p>0.482874</text:p>
          </table:table-cell>
          <table:table-cell office:value-type="float" office:value="0.530723113" calcext:value-type="float">
            <text:p>0.530723</text:p>
          </table:table-cell>
          <table:table-cell table:formula="of:=AVERAGE([.B48:.U48])" office:value-type="float" office:value="0.49314230315" calcext:value-type="float">
            <text:p>0.493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7376" calcext:value-type="float">
            <text:p>0.317376</text:p>
          </table:table-cell>
          <table:table-cell office:value-type="float" office:value="0.412297" calcext:value-type="float">
            <text:p>0.412297</text:p>
          </table:table-cell>
          <table:table-cell office:value-type="float" office:value="0.383569" calcext:value-type="float">
            <text:p>0.383569</text:p>
          </table:table-cell>
          <table:table-cell office:value-type="float" office:value="0.419742" calcext:value-type="float">
            <text:p>0.419742</text:p>
          </table:table-cell>
          <table:table-cell office:value-type="float" office:value="0.426828" calcext:value-type="float">
            <text:p>0.426828</text:p>
          </table:table-cell>
          <table:table-cell office:value-type="float" office:value="0.386058" calcext:value-type="float">
            <text:p>0.386058</text:p>
          </table:table-cell>
          <table:table-cell office:value-type="float" office:value="0.382358" calcext:value-type="float">
            <text:p>0.382358</text:p>
          </table:table-cell>
          <table:table-cell office:value-type="float" office:value="0.388954" calcext:value-type="float">
            <text:p>0.388954</text:p>
          </table:table-cell>
          <table:table-cell office:value-type="float" office:value="0.472067" calcext:value-type="float">
            <text:p>0.472067</text:p>
          </table:table-cell>
          <table:table-cell office:value-type="float" office:value="0.404919" calcext:value-type="float">
            <text:p>0.404919</text:p>
          </table:table-cell>
          <table:table-cell office:value-type="float" office:value="0.416007673" calcext:value-type="float">
            <text:p>0.416008</text:p>
          </table:table-cell>
          <table:table-cell office:value-type="float" office:value="0.387021121" calcext:value-type="float">
            <text:p>0.387021</text:p>
          </table:table-cell>
          <table:table-cell office:value-type="float" office:value="0.423519678" calcext:value-type="float">
            <text:p>0.423520</text:p>
          </table:table-cell>
          <table:table-cell office:value-type="float" office:value="0.430669452" calcext:value-type="float">
            <text:p>0.430669</text:p>
          </table:table-cell>
          <table:table-cell office:value-type="float" office:value="0.408563271" calcext:value-type="float">
            <text:p>0.408563</text:p>
          </table:table-cell>
          <table:table-cell office:value-type="float" office:value="0.314519616" calcext:value-type="float">
            <text:p>0.314520</text:p>
          </table:table-cell>
          <table:table-cell office:value-type="float" office:value="0.382583478" calcext:value-type="float">
            <text:p>0.382583</text:p>
          </table:table-cell>
          <table:table-cell office:value-type="float" office:value="0.378916778" calcext:value-type="float">
            <text:p>0.378917</text:p>
          </table:table-cell>
          <table:table-cell office:value-type="float" office:value="0.385453414" calcext:value-type="float">
            <text:p>0.385453</text:p>
          </table:table-cell>
          <table:table-cell office:value-type="float" office:value="0.467818397" calcext:value-type="float">
            <text:p>0.467818</text:p>
          </table:table-cell>
          <table:table-cell table:formula="of:=AVERAGE([.B49:.U49])" office:value-type="float" office:value="0.3994620439" calcext:value-type="float">
            <text:p>0.399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6709" calcext:value-type="float">
            <text:p>0.296709</text:p>
          </table:table-cell>
          <table:table-cell office:value-type="float" office:value="0.340125" calcext:value-type="float">
            <text:p>0.340125</text:p>
          </table:table-cell>
          <table:table-cell office:value-type="float" office:value="0.448935" calcext:value-type="float">
            <text:p>0.448935</text:p>
          </table:table-cell>
          <table:table-cell office:value-type="float" office:value="0.358601" calcext:value-type="float">
            <text:p>0.358601</text:p>
          </table:table-cell>
          <table:table-cell office:value-type="float" office:value="0.42908" calcext:value-type="float">
            <text:p>0.429080</text:p>
          </table:table-cell>
          <table:table-cell office:value-type="float" office:value="0.330415" calcext:value-type="float">
            <text:p>0.330415</text:p>
          </table:table-cell>
          <table:table-cell office:value-type="float" office:value="0.323459" calcext:value-type="float">
            <text:p>0.323459</text:p>
          </table:table-cell>
          <table:table-cell office:value-type="float" office:value="0.520918" calcext:value-type="float">
            <text:p>0.520918</text:p>
          </table:table-cell>
          <table:table-cell office:value-type="float" office:value="0.361902" calcext:value-type="float">
            <text:p>0.361902</text:p>
          </table:table-cell>
          <table:table-cell office:value-type="float" office:value="0.337406" calcext:value-type="float">
            <text:p>0.337406</text:p>
          </table:table-cell>
          <table:table-cell office:value-type="float" office:value="0.343186125" calcext:value-type="float">
            <text:p>0.343186</text:p>
          </table:table-cell>
          <table:table-cell office:value-type="float" office:value="0.452975415" calcext:value-type="float">
            <text:p>0.452975</text:p>
          </table:table-cell>
          <table:table-cell office:value-type="float" office:value="0.361828409" calcext:value-type="float">
            <text:p>0.361828</text:p>
          </table:table-cell>
          <table:table-cell office:value-type="float" office:value="0.43294172" calcext:value-type="float">
            <text:p>0.432942</text:p>
          </table:table-cell>
          <table:table-cell office:value-type="float" office:value="0.340442654" calcext:value-type="float">
            <text:p>0.340443</text:p>
          </table:table-cell>
          <table:table-cell office:value-type="float" office:value="0.294038619" calcext:value-type="float">
            <text:p>0.294039</text:p>
          </table:table-cell>
          <table:table-cell office:value-type="float" office:value="0.327441265" calcext:value-type="float">
            <text:p>0.327441</text:p>
          </table:table-cell>
          <table:table-cell office:value-type="float" office:value="0.320547869" calcext:value-type="float">
            <text:p>0.320548</text:p>
          </table:table-cell>
          <table:table-cell office:value-type="float" office:value="0.516229738" calcext:value-type="float">
            <text:p>0.516230</text:p>
          </table:table-cell>
          <table:table-cell office:value-type="float" office:value="0.358644882" calcext:value-type="float">
            <text:p>0.358645</text:p>
          </table:table-cell>
          <table:table-cell table:formula="of:=AVERAGE([.B50:.U50])" office:value-type="float" office:value="0.3747913348" calcext:value-type="float">
            <text:p>0.3747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3786" calcext:value-type="float">
            <text:p>0.313786</text:p>
          </table:table-cell>
          <table:table-cell office:value-type="float" office:value="0.302404" calcext:value-type="float">
            <text:p>0.302404</text:p>
          </table:table-cell>
          <table:table-cell office:value-type="float" office:value="0.299509" calcext:value-type="float">
            <text:p>0.299509</text:p>
          </table:table-cell>
          <table:table-cell office:value-type="float" office:value="0.350832" calcext:value-type="float">
            <text:p>0.350832</text:p>
          </table:table-cell>
          <table:table-cell office:value-type="float" office:value="0.343817" calcext:value-type="float">
            <text:p>0.343817</text:p>
          </table:table-cell>
          <table:table-cell office:value-type="float" office:value="0.303417" calcext:value-type="float">
            <text:p>0.303417</text:p>
          </table:table-cell>
          <table:table-cell office:value-type="float" office:value="0.481553" calcext:value-type="float">
            <text:p>0.481553</text:p>
          </table:table-cell>
          <table:table-cell office:value-type="float" office:value="0.33699" calcext:value-type="float">
            <text:p>0.336990</text:p>
          </table:table-cell>
          <table:table-cell office:value-type="float" office:value="0.321847" calcext:value-type="float">
            <text:p>0.321847</text:p>
          </table:table-cell>
          <table:table-cell office:value-type="float" office:value="0.356475" calcext:value-type="float">
            <text:p>0.356475</text:p>
          </table:table-cell>
          <table:table-cell office:value-type="float" office:value="0.305125636" calcext:value-type="float">
            <text:p>0.305126</text:p>
          </table:table-cell>
          <table:table-cell office:value-type="float" office:value="0.302204581" calcext:value-type="float">
            <text:p>0.302205</text:p>
          </table:table-cell>
          <table:table-cell office:value-type="float" office:value="0.353989488" calcext:value-type="float">
            <text:p>0.353989</text:p>
          </table:table-cell>
          <table:table-cell office:value-type="float" office:value="0.346911353" calcext:value-type="float">
            <text:p>0.346911</text:p>
          </table:table-cell>
          <table:table-cell office:value-type="float" office:value="0.359683275" calcext:value-type="float">
            <text:p>0.359683</text:p>
          </table:table-cell>
          <table:table-cell office:value-type="float" office:value="0.310961926" calcext:value-type="float">
            <text:p>0.310962</text:p>
          </table:table-cell>
          <table:table-cell office:value-type="float" office:value="0.300686247" calcext:value-type="float">
            <text:p>0.300686</text:p>
          </table:table-cell>
          <table:table-cell office:value-type="float" office:value="0.477219023" calcext:value-type="float">
            <text:p>0.477219</text:p>
          </table:table-cell>
          <table:table-cell office:value-type="float" office:value="0.33395709" calcext:value-type="float">
            <text:p>0.333957</text:p>
          </table:table-cell>
          <table:table-cell office:value-type="float" office:value="0.318950377" calcext:value-type="float">
            <text:p>0.318950</text:p>
          </table:table-cell>
          <table:table-cell table:formula="of:=AVERAGE([.B51:.U51])" office:value-type="float" office:value="0.3410159498" calcext:value-type="float">
            <text:p>0.3410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03709" calcext:value-type="float">
            <text:p>0.303709</text:p>
          </table:table-cell>
          <table:table-cell office:value-type="float" office:value="0.331305" calcext:value-type="float">
            <text:p>0.331305</text:p>
          </table:table-cell>
          <table:table-cell office:value-type="float" office:value="0.339659" calcext:value-type="float">
            <text:p>0.339659</text:p>
          </table:table-cell>
          <table:table-cell office:value-type="float" office:value="0.373217" calcext:value-type="float">
            <text:p>0.373217</text:p>
          </table:table-cell>
          <table:table-cell office:value-type="float" office:value="0.307292" calcext:value-type="float">
            <text:p>0.307292</text:p>
          </table:table-cell>
          <table:table-cell office:value-type="float" office:value="0.356137" calcext:value-type="float">
            <text:p>0.356137</text:p>
          </table:table-cell>
          <table:table-cell office:value-type="float" office:value="0.285623" calcext:value-type="float">
            <text:p>0.285623</text:p>
          </table:table-cell>
          <table:table-cell office:value-type="float" office:value="0.313047" calcext:value-type="float">
            <text:p>0.313047</text:p>
          </table:table-cell>
          <table:table-cell office:value-type="float" office:value="0.301111" calcext:value-type="float">
            <text:p>0.301111</text:p>
          </table:table-cell>
          <table:table-cell office:value-type="float" office:value="0.304542" calcext:value-type="float">
            <text:p>0.304542</text:p>
          </table:table-cell>
          <table:table-cell office:value-type="float" office:value="0.334286745" calcext:value-type="float">
            <text:p>0.334287</text:p>
          </table:table-cell>
          <table:table-cell office:value-type="float" office:value="0.342715931" calcext:value-type="float">
            <text:p>0.342716</text:p>
          </table:table-cell>
          <table:table-cell office:value-type="float" office:value="0.376575953" calcext:value-type="float">
            <text:p>0.376576</text:p>
          </table:table-cell>
          <table:table-cell office:value-type="float" office:value="0.310057628" calcext:value-type="float">
            <text:p>0.310058</text:p>
          </table:table-cell>
          <table:table-cell office:value-type="float" office:value="0.307282878" calcext:value-type="float">
            <text:p>0.307283</text:p>
          </table:table-cell>
          <table:table-cell office:value-type="float" office:value="0.300975619" calcext:value-type="float">
            <text:p>0.300976</text:p>
          </table:table-cell>
          <table:table-cell office:value-type="float" office:value="0.352931767" calcext:value-type="float">
            <text:p>0.352932</text:p>
          </table:table-cell>
          <table:table-cell office:value-type="float" office:value="0.283052393" calcext:value-type="float">
            <text:p>0.283052</text:p>
          </table:table-cell>
          <table:table-cell office:value-type="float" office:value="0.310229577" calcext:value-type="float">
            <text:p>0.310230</text:p>
          </table:table-cell>
          <table:table-cell office:value-type="float" office:value="0.298401001" calcext:value-type="float">
            <text:p>0.298401</text:p>
          </table:table-cell>
          <table:table-cell table:formula="of:=AVERAGE([.B52:.U52])" office:value-type="float" office:value="0.3216075746" calcext:value-type="float">
            <text:p>0.321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8877" calcext:value-type="float">
            <text:p>0.338877</text:p>
          </table:table-cell>
          <table:table-cell office:value-type="float" office:value="0.31591" calcext:value-type="float">
            <text:p>0.315910</text:p>
          </table:table-cell>
          <table:table-cell office:value-type="float" office:value="0.30644" calcext:value-type="float">
            <text:p>0.306440</text:p>
          </table:table-cell>
          <table:table-cell office:value-type="float" office:value="0.333175" calcext:value-type="float">
            <text:p>0.333175</text:p>
          </table:table-cell>
          <table:table-cell office:value-type="float" office:value="0.291862" calcext:value-type="float">
            <text:p>0.291862</text:p>
          </table:table-cell>
          <table:table-cell office:value-type="float" office:value="0.325651" calcext:value-type="float">
            <text:p>0.325651</text:p>
          </table:table-cell>
          <table:table-cell office:value-type="float" office:value="0.319874" calcext:value-type="float">
            <text:p>0.319874</text:p>
          </table:table-cell>
          <table:table-cell office:value-type="float" office:value="0.343386" calcext:value-type="float">
            <text:p>0.343386</text:p>
          </table:table-cell>
          <table:table-cell office:value-type="float" office:value="0.317056" calcext:value-type="float">
            <text:p>0.317056</text:p>
          </table:table-cell>
          <table:table-cell office:value-type="float" office:value="0.345816" calcext:value-type="float">
            <text:p>0.345816</text:p>
          </table:table-cell>
          <table:table-cell office:value-type="float" office:value="0.31875319" calcext:value-type="float">
            <text:p>0.318753</text:p>
          </table:table-cell>
          <table:table-cell office:value-type="float" office:value="0.30919796" calcext:value-type="float">
            <text:p>0.309198</text:p>
          </table:table-cell>
          <table:table-cell office:value-type="float" office:value="0.336173575" calcext:value-type="float">
            <text:p>0.336174</text:p>
          </table:table-cell>
          <table:table-cell office:value-type="float" office:value="0.294488758" calcext:value-type="float">
            <text:p>0.294489</text:p>
          </table:table-cell>
          <table:table-cell office:value-type="float" office:value="0.348928344" calcext:value-type="float">
            <text:p>0.348928</text:p>
          </table:table-cell>
          <table:table-cell office:value-type="float" office:value="0.335827107" calcext:value-type="float">
            <text:p>0.335827</text:p>
          </table:table-cell>
          <table:table-cell office:value-type="float" office:value="0.322720141" calcext:value-type="float">
            <text:p>0.322720</text:p>
          </table:table-cell>
          <table:table-cell office:value-type="float" office:value="0.316995134" calcext:value-type="float">
            <text:p>0.316995</text:p>
          </table:table-cell>
          <table:table-cell office:value-type="float" office:value="0.340295526" calcext:value-type="float">
            <text:p>0.340296</text:p>
          </table:table-cell>
          <table:table-cell office:value-type="float" office:value="0.314202496" calcext:value-type="float">
            <text:p>0.314202</text:p>
          </table:table-cell>
          <table:table-cell table:formula="of:=AVERAGE([.B53:.U53])" office:value-type="float" office:value="0.32378146155" calcext:value-type="float">
            <text:p>0.3237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5425" calcext:value-type="float">
            <text:p>0.355425</text:p>
          </table:table-cell>
          <table:table-cell office:value-type="float" office:value="0.393303" calcext:value-type="float">
            <text:p>0.393303</text:p>
          </table:table-cell>
          <table:table-cell office:value-type="float" office:value="0.34815" calcext:value-type="float">
            <text:p>0.348150</text:p>
          </table:table-cell>
          <table:table-cell office:value-type="float" office:value="0.322237" calcext:value-type="float">
            <text:p>0.322237</text:p>
          </table:table-cell>
          <table:table-cell office:value-type="float" office:value="0.351234" calcext:value-type="float">
            <text:p>0.351234</text:p>
          </table:table-cell>
          <table:table-cell office:value-type="float" office:value="0.350928" calcext:value-type="float">
            <text:p>0.350928</text:p>
          </table:table-cell>
          <table:table-cell office:value-type="float" office:value="0.300313" calcext:value-type="float">
            <text:p>0.300313</text:p>
          </table:table-cell>
          <table:table-cell office:value-type="float" office:value="0.313393" calcext:value-type="float">
            <text:p>0.313393</text:p>
          </table:table-cell>
          <table:table-cell office:value-type="float" office:value="0.382588" calcext:value-type="float">
            <text:p>0.382588</text:p>
          </table:table-cell>
          <table:table-cell office:value-type="float" office:value="0.435207" calcext:value-type="float">
            <text:p>0.435207</text:p>
          </table:table-cell>
          <table:table-cell office:value-type="float" office:value="0.396842727" calcext:value-type="float">
            <text:p>0.396843</text:p>
          </table:table-cell>
          <table:table-cell office:value-type="float" office:value="0.35128335" calcext:value-type="float">
            <text:p>0.351283</text:p>
          </table:table-cell>
          <table:table-cell office:value-type="float" office:value="0.325137133" calcext:value-type="float">
            <text:p>0.325137</text:p>
          </table:table-cell>
          <table:table-cell office:value-type="float" office:value="0.354395106" calcext:value-type="float">
            <text:p>0.354395</text:p>
          </table:table-cell>
          <table:table-cell office:value-type="float" office:value="0.439123863" calcext:value-type="float">
            <text:p>0.439124</text:p>
          </table:table-cell>
          <table:table-cell office:value-type="float" office:value="0.352226175" calcext:value-type="float">
            <text:p>0.352226</text:p>
          </table:table-cell>
          <table:table-cell office:value-type="float" office:value="0.347769648" calcext:value-type="float">
            <text:p>0.347770</text:p>
          </table:table-cell>
          <table:table-cell office:value-type="float" office:value="0.297610183" calcext:value-type="float">
            <text:p>0.297610</text:p>
          </table:table-cell>
          <table:table-cell office:value-type="float" office:value="0.310572463" calcext:value-type="float">
            <text:p>0.310572</text:p>
          </table:table-cell>
          <table:table-cell office:value-type="float" office:value="0.379144708" calcext:value-type="float">
            <text:p>0.379145</text:p>
          </table:table-cell>
          <table:table-cell table:formula="of:=AVERAGE([.B54:.U54])" office:value-type="float" office:value="0.3553441678" calcext:value-type="float">
            <text:p>0.3553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67734" calcext:value-type="float">
            <text:p>0.367734</text:p>
          </table:table-cell>
          <table:table-cell office:value-type="float" office:value="0.37799" calcext:value-type="float">
            <text:p>0.377990</text:p>
          </table:table-cell>
          <table:table-cell office:value-type="float" office:value="0.346168" calcext:value-type="float">
            <text:p>0.346168</text:p>
          </table:table-cell>
          <table:table-cell office:value-type="float" office:value="0.471031" calcext:value-type="float">
            <text:p>0.471031</text:p>
          </table:table-cell>
          <table:table-cell office:value-type="float" office:value="0.403852" calcext:value-type="float">
            <text:p>0.403852</text:p>
          </table:table-cell>
          <table:table-cell office:value-type="float" office:value="0.404572" calcext:value-type="float">
            <text:p>0.404572</text:p>
          </table:table-cell>
          <table:table-cell office:value-type="float" office:value="0.50856" calcext:value-type="float">
            <text:p>0.508560</text:p>
          </table:table-cell>
          <table:table-cell office:value-type="float" office:value="0.393282" calcext:value-type="float">
            <text:p>0.393282</text:p>
          </table:table-cell>
          <table:table-cell office:value-type="float" office:value="0.386332" calcext:value-type="float">
            <text:p>0.386332</text:p>
          </table:table-cell>
          <table:table-cell office:value-type="float" office:value="0.370273" calcext:value-type="float">
            <text:p>0.370273</text:p>
          </table:table-cell>
          <table:table-cell office:value-type="float" office:value="0.38139191" calcext:value-type="float">
            <text:p>0.381392</text:p>
          </table:table-cell>
          <table:table-cell office:value-type="float" office:value="0.349283512" calcext:value-type="float">
            <text:p>0.349284</text:p>
          </table:table-cell>
          <table:table-cell office:value-type="float" office:value="0.475270279" calcext:value-type="float">
            <text:p>0.475270</text:p>
          </table:table-cell>
          <table:table-cell office:value-type="float" office:value="0.407486668" calcext:value-type="float">
            <text:p>0.407487</text:p>
          </table:table-cell>
          <table:table-cell office:value-type="float" office:value="0.373605457" calcext:value-type="float">
            <text:p>0.373605</text:p>
          </table:table-cell>
          <table:table-cell office:value-type="float" office:value="0.364424394" calcext:value-type="float">
            <text:p>0.364424</text:p>
          </table:table-cell>
          <table:table-cell office:value-type="float" office:value="0.400930852" calcext:value-type="float">
            <text:p>0.400931</text:p>
          </table:table-cell>
          <table:table-cell office:value-type="float" office:value="0.50398296" calcext:value-type="float">
            <text:p>0.503983</text:p>
          </table:table-cell>
          <table:table-cell office:value-type="float" office:value="0.389742462" calcext:value-type="float">
            <text:p>0.389742</text:p>
          </table:table-cell>
          <table:table-cell office:value-type="float" office:value="0.382855012" calcext:value-type="float">
            <text:p>0.382855</text:p>
          </table:table-cell>
          <table:table-cell table:formula="of:=AVERAGE([.B55:.U55])" office:value-type="float" office:value="0.4029383753" calcext:value-type="float">
            <text:p>0.402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9626" calcext:value-type="float">
            <text:p>0.679626</text:p>
          </table:table-cell>
          <table:table-cell office:value-type="float" office:value="0.41141" calcext:value-type="float">
            <text:p>0.411410</text:p>
          </table:table-cell>
          <table:table-cell office:value-type="float" office:value="0.434721" calcext:value-type="float">
            <text:p>0.434721</text:p>
          </table:table-cell>
          <table:table-cell office:value-type="float" office:value="0.373368" calcext:value-type="float">
            <text:p>0.373368</text:p>
          </table:table-cell>
          <table:table-cell office:value-type="float" office:value="0.345581" calcext:value-type="float">
            <text:p>0.345581</text:p>
          </table:table-cell>
          <table:table-cell office:value-type="float" office:value="0.42137" calcext:value-type="float">
            <text:p>0.421370</text:p>
          </table:table-cell>
          <table:table-cell office:value-type="float" office:value="0.40412" calcext:value-type="float">
            <text:p>0.404120</text:p>
          </table:table-cell>
          <table:table-cell office:value-type="float" office:value="0.405162" calcext:value-type="float">
            <text:p>0.405162</text:p>
          </table:table-cell>
          <table:table-cell office:value-type="float" office:value="0.448136" calcext:value-type="float">
            <text:p>0.448136</text:p>
          </table:table-cell>
          <table:table-cell office:value-type="float" office:value="0.37579" calcext:value-type="float">
            <text:p>0.375790</text:p>
          </table:table-cell>
          <table:table-cell office:value-type="float" office:value="0.41511269" calcext:value-type="float">
            <text:p>0.415113</text:p>
          </table:table-cell>
          <table:table-cell office:value-type="float" office:value="0.438633489" calcext:value-type="float">
            <text:p>0.438633</text:p>
          </table:table-cell>
          <table:table-cell office:value-type="float" office:value="0.376728312" calcext:value-type="float">
            <text:p>0.376728</text:p>
          </table:table-cell>
          <table:table-cell office:value-type="float" office:value="0.348691229" calcext:value-type="float">
            <text:p>0.348691</text:p>
          </table:table-cell>
          <table:table-cell office:value-type="float" office:value="0.37917211" calcext:value-type="float">
            <text:p>0.379172</text:p>
          </table:table-cell>
          <table:table-cell office:value-type="float" office:value="0.673509366" calcext:value-type="float">
            <text:p>0.673509</text:p>
          </table:table-cell>
          <table:table-cell office:value-type="float" office:value="0.41757767" calcext:value-type="float">
            <text:p>0.417578</text:p>
          </table:table-cell>
          <table:table-cell office:value-type="float" office:value="0.40048292" calcext:value-type="float">
            <text:p>0.400483</text:p>
          </table:table-cell>
          <table:table-cell office:value-type="float" office:value="0.401515542" calcext:value-type="float">
            <text:p>0.401516</text:p>
          </table:table-cell>
          <table:table-cell office:value-type="float" office:value="0.444102776" calcext:value-type="float">
            <text:p>0.444103</text:p>
          </table:table-cell>
          <table:table-cell table:formula="of:=AVERAGE([.B56:.U56])" office:value-type="float" office:value="0.4297405052" calcext:value-type="float">
            <text:p>0.4297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9755" calcext:value-type="float">
            <text:p>0.479755</text:p>
          </table:table-cell>
          <table:table-cell office:value-type="float" office:value="0.446659" calcext:value-type="float">
            <text:p>0.446659</text:p>
          </table:table-cell>
          <table:table-cell office:value-type="float" office:value="0.537477" calcext:value-type="float">
            <text:p>0.537477</text:p>
          </table:table-cell>
          <table:table-cell office:value-type="float" office:value="0.412709" calcext:value-type="float">
            <text:p>0.412709</text:p>
          </table:table-cell>
          <table:table-cell office:value-type="float" office:value="0.441007" calcext:value-type="float">
            <text:p>0.441007</text:p>
          </table:table-cell>
          <table:table-cell office:value-type="float" office:value="0.411738" calcext:value-type="float">
            <text:p>0.411738</text:p>
          </table:table-cell>
          <table:table-cell office:value-type="float" office:value="0.453257" calcext:value-type="float">
            <text:p>0.453257</text:p>
          </table:table-cell>
          <table:table-cell office:value-type="float" office:value="0.46697" calcext:value-type="float">
            <text:p>0.466970</text:p>
          </table:table-cell>
          <table:table-cell office:value-type="float" office:value="0.441072" calcext:value-type="float">
            <text:p>0.441072</text:p>
          </table:table-cell>
          <table:table-cell office:value-type="float" office:value="0.470078" calcext:value-type="float">
            <text:p>0.470078</text:p>
          </table:table-cell>
          <table:table-cell office:value-type="float" office:value="0.450678931" calcext:value-type="float">
            <text:p>0.450679</text:p>
          </table:table-cell>
          <table:table-cell office:value-type="float" office:value="0.542314293" calcext:value-type="float">
            <text:p>0.542314</text:p>
          </table:table-cell>
          <table:table-cell office:value-type="float" office:value="0.416423381" calcext:value-type="float">
            <text:p>0.416423</text:p>
          </table:table-cell>
          <table:table-cell office:value-type="float" office:value="0.444976063" calcext:value-type="float">
            <text:p>0.444976</text:p>
          </table:table-cell>
          <table:table-cell office:value-type="float" office:value="0.474308702" calcext:value-type="float">
            <text:p>0.474309</text:p>
          </table:table-cell>
          <table:table-cell office:value-type="float" office:value="0.475437205" calcext:value-type="float">
            <text:p>0.475437</text:p>
          </table:table-cell>
          <table:table-cell office:value-type="float" office:value="0.408032358" calcext:value-type="float">
            <text:p>0.408032</text:p>
          </table:table-cell>
          <table:table-cell office:value-type="float" office:value="0.449177687" calcext:value-type="float">
            <text:p>0.449178</text:p>
          </table:table-cell>
          <table:table-cell office:value-type="float" office:value="0.46276727" calcext:value-type="float">
            <text:p>0.462767</text:p>
          </table:table-cell>
          <table:table-cell office:value-type="float" office:value="0.437102352" calcext:value-type="float">
            <text:p>0.437102</text:p>
          </table:table-cell>
          <table:table-cell table:formula="of:=AVERAGE([.B57:.U57])" office:value-type="float" office:value="0.4560970121" calcext:value-type="float">
            <text:p>0.4560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5581" calcext:value-type="float">
            <text:p>0.365581</text:p>
          </table:table-cell>
          <table:table-cell office:value-type="float" office:value="0.4962" calcext:value-type="float">
            <text:p>0.496200</text:p>
          </table:table-cell>
          <table:table-cell office:value-type="float" office:value="0.546427" calcext:value-type="float">
            <text:p>0.546427</text:p>
          </table:table-cell>
          <table:table-cell office:value-type="float" office:value="0.487452" calcext:value-type="float">
            <text:p>0.487452</text:p>
          </table:table-cell>
          <table:table-cell office:value-type="float" office:value="0.413358" calcext:value-type="float">
            <text:p>0.413358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530975" calcext:value-type="float">
            <text:p>0.530975</text:p>
          </table:table-cell>
          <table:table-cell office:value-type="float" office:value="0.573125" calcext:value-type="float">
            <text:p>0.573125</text:p>
          </table:table-cell>
          <table:table-cell office:value-type="float" office:value="0.506884" calcext:value-type="float">
            <text:p>0.506884</text:p>
          </table:table-cell>
          <table:table-cell office:value-type="float" office:value="0.500652" calcext:value-type="float">
            <text:p>0.500652</text:p>
          </table:table-cell>
          <table:table-cell office:value-type="float" office:value="0.5006658" calcext:value-type="float">
            <text:p>0.500666</text:p>
          </table:table-cell>
          <table:table-cell office:value-type="float" office:value="0.551344843" calcext:value-type="float">
            <text:p>0.551345</text:p>
          </table:table-cell>
          <table:table-cell office:value-type="float" office:value="0.491839068" calcext:value-type="float">
            <text:p>0.491839</text:p>
          </table:table-cell>
          <table:table-cell office:value-type="float" office:value="0.417078222" calcext:value-type="float">
            <text:p>0.417078</text:p>
          </table:table-cell>
          <table:table-cell office:value-type="float" office:value="0.505157868" calcext:value-type="float">
            <text:p>0.505158</text:p>
          </table:table-cell>
          <table:table-cell office:value-type="float" office:value="0.362290771" calcext:value-type="float">
            <text:p>0.362291</text:p>
          </table:table-cell>
          <table:table-cell office:value-type="float" office:value="0.491990869" calcext:value-type="float">
            <text:p>0.491991</text:p>
          </table:table-cell>
          <table:table-cell office:value-type="float" office:value="0.526196225" calcext:value-type="float">
            <text:p>0.526196</text:p>
          </table:table-cell>
          <table:table-cell office:value-type="float" office:value="0.567966875" calcext:value-type="float">
            <text:p>0.567967</text:p>
          </table:table-cell>
          <table:table-cell office:value-type="float" office:value="0.502322044" calcext:value-type="float">
            <text:p>0.502322</text:p>
          </table:table-cell>
          <table:table-cell table:formula="of:=AVERAGE([.B58:.U58])" office:value-type="float" office:value="0.49169827925" calcext:value-type="float">
            <text:p>0.4916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17376" calcext:value-type="float">
            <text:p>0.317376</text:p>
          </table:table-cell>
          <table:table-cell office:value-type="float" office:value="0.618802" calcext:value-type="float">
            <text:p>0.618802</text:p>
          </table:table-cell>
          <table:table-cell office:value-type="float" office:value="0.578407" calcext:value-type="float">
            <text:p>0.578407</text:p>
          </table:table-cell>
          <table:table-cell office:value-type="float" office:value="0.606113" calcext:value-type="float">
            <text:p>0.606113</text:p>
          </table:table-cell>
          <table:table-cell office:value-type="float" office:value="0.556883" calcext:value-type="float">
            <text:p>0.556883</text:p>
          </table:table-cell>
          <table:table-cell office:value-type="float" office:value="0.647546" calcext:value-type="float">
            <text:p>0.647546</text:p>
          </table:table-cell>
          <table:table-cell office:value-type="float" office:value="0.499166" calcext:value-type="float">
            <text:p>0.499166</text:p>
          </table:table-cell>
          <table:table-cell office:value-type="float" office:value="0.560625" calcext:value-type="float">
            <text:p>0.560625</text:p>
          </table:table-cell>
          <table:table-cell office:value-type="float" office:value="0.562994" calcext:value-type="float">
            <text:p>0.562994</text:p>
          </table:table-cell>
          <table:table-cell office:value-type="float" office:value="0.639107" calcext:value-type="float">
            <text:p>0.639107</text:p>
          </table:table-cell>
          <table:table-cell office:value-type="float" office:value="0.624371218" calcext:value-type="float">
            <text:p>0.624371</text:p>
          </table:table-cell>
          <table:table-cell office:value-type="float" office:value="0.583612663" calcext:value-type="float">
            <text:p>0.583613</text:p>
          </table:table-cell>
          <table:table-cell office:value-type="float" office:value="0.611568017" calcext:value-type="float">
            <text:p>0.611568</text:p>
          </table:table-cell>
          <table:table-cell office:value-type="float" office:value="0.561894947" calcext:value-type="float">
            <text:p>0.561895</text:p>
          </table:table-cell>
          <table:table-cell office:value-type="float" office:value="0.644858963" calcext:value-type="float">
            <text:p>0.644859</text:p>
          </table:table-cell>
          <table:table-cell office:value-type="float" office:value="0.314519616" calcext:value-type="float">
            <text:p>0.314520</text:p>
          </table:table-cell>
          <table:table-cell office:value-type="float" office:value="0.641718086" calcext:value-type="float">
            <text:p>0.641718</text:p>
          </table:table-cell>
          <table:table-cell office:value-type="float" office:value="0.494673506" calcext:value-type="float">
            <text:p>0.494674</text:p>
          </table:table-cell>
          <table:table-cell office:value-type="float" office:value="0.555579375" calcext:value-type="float">
            <text:p>0.555579</text:p>
          </table:table-cell>
          <table:table-cell office:value-type="float" office:value="0.557927054" calcext:value-type="float">
            <text:p>0.557927</text:p>
          </table:table-cell>
          <table:table-cell table:formula="of:=AVERAGE([.B59:.U59])" office:value-type="float" office:value="0.55888712225" calcext:value-type="float">
            <text:p>0.5588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96709" calcext:value-type="float">
            <text:p>0.296709</text:p>
          </table:table-cell>
          <table:table-cell office:value-type="float" office:value="0.661285" calcext:value-type="float">
            <text:p>0.661285</text:p>
          </table:table-cell>
          <table:table-cell office:value-type="float" office:value="0.580352" calcext:value-type="float">
            <text:p>0.580352</text:p>
          </table:table-cell>
          <table:table-cell office:value-type="float" office:value="0.856804" calcext:value-type="float">
            <text:p>0.856804</text:p>
          </table:table-cell>
          <table:table-cell office:value-type="float" office:value="0.779155" calcext:value-type="float">
            <text:p>0.779155</text:p>
          </table:table-cell>
          <table:table-cell office:value-type="float" office:value="1.146906" calcext:value-type="float">
            <text:p>1.146906</text:p>
          </table:table-cell>
          <table:table-cell office:value-type="float" office:value="0.598813" calcext:value-type="float">
            <text:p>0.598813</text:p>
          </table:table-cell>
          <table:table-cell office:value-type="float" office:value="0.705801" calcext:value-type="float">
            <text:p>0.705801</text:p>
          </table:table-cell>
          <table:table-cell office:value-type="float" office:value="0.601617" calcext:value-type="float">
            <text:p>0.601617</text:p>
          </table:table-cell>
          <table:table-cell office:value-type="float" office:value="0.663053" calcext:value-type="float">
            <text:p>0.663053</text:p>
          </table:table-cell>
          <table:table-cell office:value-type="float" office:value="0.667236565" calcext:value-type="float">
            <text:p>0.667237</text:p>
          </table:table-cell>
          <table:table-cell office:value-type="float" office:value="0.585575168" calcext:value-type="float">
            <text:p>0.585575</text:p>
          </table:table-cell>
          <table:table-cell office:value-type="float" office:value="0.864515236" calcext:value-type="float">
            <text:p>0.864515</text:p>
          </table:table-cell>
          <table:table-cell office:value-type="float" office:value="0.786167395" calcext:value-type="float">
            <text:p>0.786167</text:p>
          </table:table-cell>
          <table:table-cell office:value-type="float" office:value="0.669020477" calcext:value-type="float">
            <text:p>0.669020</text:p>
          </table:table-cell>
          <table:table-cell office:value-type="float" office:value="0.294038619" calcext:value-type="float">
            <text:p>0.294039</text:p>
          </table:table-cell>
          <table:table-cell office:value-type="float" office:value="1.136583846" calcext:value-type="float">
            <text:p>1.136584</text:p>
          </table:table-cell>
          <table:table-cell office:value-type="float" office:value="0.593423683" calcext:value-type="float">
            <text:p>0.593424</text:p>
          </table:table-cell>
          <table:table-cell office:value-type="float" office:value="0.699448791" calcext:value-type="float">
            <text:p>0.699449</text:p>
          </table:table-cell>
          <table:table-cell office:value-type="float" office:value="0.596202447" calcext:value-type="float">
            <text:p>0.596202</text:p>
          </table:table-cell>
          <table:table-cell table:formula="of:=AVERAGE([.B60:.U60])" office:value-type="float" office:value="0.68913536135" calcext:value-type="float">
            <text:p>0.6891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13786" calcext:value-type="float">
            <text:p>0.313786</text:p>
          </table:table-cell>
          <table:table-cell office:value-type="float" office:value="0.678449" calcext:value-type="float">
            <text:p>0.678449</text:p>
          </table:table-cell>
          <table:table-cell office:value-type="float" office:value="0.815927" calcext:value-type="float">
            <text:p>0.815927</text:p>
          </table:table-cell>
          <table:table-cell office:value-type="float" office:value="0.736347" calcext:value-type="float">
            <text:p>0.736347</text:p>
          </table:table-cell>
          <table:table-cell office:value-type="float" office:value="0.776522" calcext:value-type="float">
            <text:p>0.776522</text:p>
          </table:table-cell>
          <table:table-cell office:value-type="float" office:value="0.853" calcext:value-type="float">
            <text:p>0.853000</text:p>
          </table:table-cell>
          <table:table-cell office:value-type="float" office:value="0.722432" calcext:value-type="float">
            <text:p>0.722432</text:p>
          </table:table-cell>
          <table:table-cell office:value-type="float" office:value="0.7911" calcext:value-type="float">
            <text:p>0.791100</text:p>
          </table:table-cell>
          <table:table-cell office:value-type="float" office:value="0.702088" calcext:value-type="float">
            <text:p>0.702088</text:p>
          </table:table-cell>
          <table:table-cell office:value-type="float" office:value="0.766598" calcext:value-type="float">
            <text:p>0.766598</text:p>
          </table:table-cell>
          <table:table-cell office:value-type="float" office:value="0.684555041" calcext:value-type="float">
            <text:p>0.684555</text:p>
          </table:table-cell>
          <table:table-cell office:value-type="float" office:value="0.823270343" calcext:value-type="float">
            <text:p>0.823270</text:p>
          </table:table-cell>
          <table:table-cell office:value-type="float" office:value="0.742974123" calcext:value-type="float">
            <text:p>0.742974</text:p>
          </table:table-cell>
          <table:table-cell office:value-type="float" office:value="0.783510698" calcext:value-type="float">
            <text:p>0.783511</text:p>
          </table:table-cell>
          <table:table-cell office:value-type="float" office:value="0.773497382" calcext:value-type="float">
            <text:p>0.773497</text:p>
          </table:table-cell>
          <table:table-cell office:value-type="float" office:value="0.310961926" calcext:value-type="float">
            <text:p>0.310962</text:p>
          </table:table-cell>
          <table:table-cell office:value-type="float" office:value="0.845323" calcext:value-type="float">
            <text:p>0.845323</text:p>
          </table:table-cell>
          <table:table-cell office:value-type="float" office:value="0.715930112" calcext:value-type="float">
            <text:p>0.715930</text:p>
          </table:table-cell>
          <table:table-cell office:value-type="float" office:value="0.7839801" calcext:value-type="float">
            <text:p>0.783980</text:p>
          </table:table-cell>
          <table:table-cell office:value-type="float" office:value="0.695769208" calcext:value-type="float">
            <text:p>0.695769</text:p>
          </table:table-cell>
          <table:table-cell table:formula="of:=AVERAGE([.B61:.U61])" office:value-type="float" office:value="0.71580104665" calcext:value-type="float">
            <text:p>0.7158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3709" calcext:value-type="float">
            <text:p>0.303709</text:p>
          </table:table-cell>
          <table:table-cell office:value-type="float" office:value="0.822631" calcext:value-type="float">
            <text:p>0.822631</text:p>
          </table:table-cell>
          <table:table-cell office:value-type="float" office:value="0.781877" calcext:value-type="float">
            <text:p>0.781877</text:p>
          </table:table-cell>
          <table:table-cell office:value-type="float" office:value="0.773014" calcext:value-type="float">
            <text:p>0.773014</text:p>
          </table:table-cell>
          <table:table-cell office:value-type="float" office:value="0.92431" calcext:value-type="float">
            <text:p>0.924310</text:p>
          </table:table-cell>
          <table:table-cell office:value-type="float" office:value="1.067127" calcext:value-type="float">
            <text:p>1.067127</text:p>
          </table:table-cell>
          <table:table-cell office:value-type="float" office:value="0.772124" calcext:value-type="float">
            <text:p>0.772124</text:p>
          </table:table-cell>
          <table:table-cell office:value-type="float" office:value="0.814453" calcext:value-type="float">
            <text:p>0.814453</text:p>
          </table:table-cell>
          <table:table-cell office:value-type="float" office:value="0.824237" calcext:value-type="float">
            <text:p>0.824237</text:p>
          </table:table-cell>
          <table:table-cell office:value-type="float" office:value="0.761247" calcext:value-type="float">
            <text:p>0.761247</text:p>
          </table:table-cell>
          <table:table-cell office:value-type="float" office:value="0.830034679" calcext:value-type="float">
            <text:p>0.830035</text:p>
          </table:table-cell>
          <table:table-cell office:value-type="float" office:value="0.788913893" calcext:value-type="float">
            <text:p>0.788914</text:p>
          </table:table-cell>
          <table:table-cell office:value-type="float" office:value="0.779971126" calcext:value-type="float">
            <text:p>0.779971</text:p>
          </table:table-cell>
          <table:table-cell office:value-type="float" office:value="0.93262879" calcext:value-type="float">
            <text:p>0.932629</text:p>
          </table:table-cell>
          <table:table-cell office:value-type="float" office:value="0.768098223" calcext:value-type="float">
            <text:p>0.768098</text:p>
          </table:table-cell>
          <table:table-cell office:value-type="float" office:value="0.300975619" calcext:value-type="float">
            <text:p>0.300976</text:p>
          </table:table-cell>
          <table:table-cell office:value-type="float" office:value="1.057522857" calcext:value-type="float">
            <text:p>1.057523</text:p>
          </table:table-cell>
          <table:table-cell office:value-type="float" office:value="0.765174884" calcext:value-type="float">
            <text:p>0.765175</text:p>
          </table:table-cell>
          <table:table-cell office:value-type="float" office:value="0.807122923" calcext:value-type="float">
            <text:p>0.807123</text:p>
          </table:table-cell>
          <table:table-cell office:value-type="float" office:value="0.816818867" calcext:value-type="float">
            <text:p>0.816819</text:p>
          </table:table-cell>
          <table:table-cell table:formula="of:=AVERAGE([.B62:.U62])" office:value-type="float" office:value="0.78459954305" calcext:value-type="float">
            <text:p>0.7846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38877" calcext:value-type="float">
            <text:p>0.338877</text:p>
          </table:table-cell>
          <table:table-cell office:value-type="float" office:value="0.879805" calcext:value-type="float">
            <text:p>0.879805</text:p>
          </table:table-cell>
          <table:table-cell office:value-type="float" office:value="0.818387" calcext:value-type="float">
            <text:p>0.818387</text:p>
          </table:table-cell>
          <table:table-cell office:value-type="float" office:value="0.957933" calcext:value-type="float">
            <text:p>0.957933</text:p>
          </table:table-cell>
          <table:table-cell office:value-type="float" office:value="0.901804" calcext:value-type="float">
            <text:p>0.901804</text:p>
          </table:table-cell>
          <table:table-cell office:value-type="float" office:value="1.011332" calcext:value-type="float">
            <text:p>1.011332</text:p>
          </table:table-cell>
          <table:table-cell office:value-type="float" office:value="0.894224" calcext:value-type="float">
            <text:p>0.894224</text:p>
          </table:table-cell>
          <table:table-cell office:value-type="float" office:value="0.918984" calcext:value-type="float">
            <text:p>0.918984</text:p>
          </table:table-cell>
          <table:table-cell office:value-type="float" office:value="0.846369" calcext:value-type="float">
            <text:p>0.846369</text:p>
          </table:table-cell>
          <table:table-cell office:value-type="float" office:value="0.975308" calcext:value-type="float">
            <text:p>0.975308</text:p>
          </table:table-cell>
          <table:table-cell office:value-type="float" office:value="0.887723245" calcext:value-type="float">
            <text:p>0.887723</text:p>
          </table:table-cell>
          <table:table-cell office:value-type="float" office:value="0.825752483" calcext:value-type="float">
            <text:p>0.825752</text:p>
          </table:table-cell>
          <table:table-cell office:value-type="float" office:value="0.966554397" calcext:value-type="float">
            <text:p>0.966554</text:p>
          </table:table-cell>
          <table:table-cell office:value-type="float" office:value="0.909920236" calcext:value-type="float">
            <text:p>0.909920</text:p>
          </table:table-cell>
          <table:table-cell office:value-type="float" office:value="0.984085772" calcext:value-type="float">
            <text:p>0.984086</text:p>
          </table:table-cell>
          <table:table-cell office:value-type="float" office:value="0.335827107" calcext:value-type="float">
            <text:p>0.335827</text:p>
          </table:table-cell>
          <table:table-cell office:value-type="float" office:value="1.002230012" calcext:value-type="float">
            <text:p>1.002230</text:p>
          </table:table-cell>
          <table:table-cell office:value-type="float" office:value="0.886175984" calcext:value-type="float">
            <text:p>0.886176</text:p>
          </table:table-cell>
          <table:table-cell office:value-type="float" office:value="0.910713144" calcext:value-type="float">
            <text:p>0.910713</text:p>
          </table:table-cell>
          <table:table-cell office:value-type="float" office:value="0.838751679" calcext:value-type="float">
            <text:p>0.838752</text:p>
          </table:table-cell>
          <table:table-cell table:formula="of:=AVERAGE([.B63:.U63])" office:value-type="float" office:value="0.85453785295" calcext:value-type="float">
            <text:p>0.8545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55425" calcext:value-type="float">
            <text:p>0.355425</text:p>
          </table:table-cell>
          <table:table-cell office:value-type="float" office:value="0.940363" calcext:value-type="float">
            <text:p>0.940363</text:p>
          </table:table-cell>
          <table:table-cell office:value-type="float" office:value="0.892138" calcext:value-type="float">
            <text:p>0.892138</text:p>
          </table:table-cell>
          <table:table-cell office:value-type="float" office:value="1.010687" calcext:value-type="float">
            <text:p>1.010687</text:p>
          </table:table-cell>
          <table:table-cell office:value-type="float" office:value="1.016329" calcext:value-type="float">
            <text:p>1.016329</text:p>
          </table:table-cell>
          <table:table-cell office:value-type="float" office:value="1.131641" calcext:value-type="float">
            <text:p>1.131641</text:p>
          </table:table-cell>
          <table:table-cell office:value-type="float" office:value="0.956654" calcext:value-type="float">
            <text:p>0.956654</text:p>
          </table:table-cell>
          <table:table-cell office:value-type="float" office:value="0.962997" calcext:value-type="float">
            <text:p>0.962997</text:p>
          </table:table-cell>
          <table:table-cell office:value-type="float" office:value="0.848443" calcext:value-type="float">
            <text:p>0.848443</text:p>
          </table:table-cell>
          <table:table-cell office:value-type="float" office:value="0.961972" calcext:value-type="float">
            <text:p>0.961972</text:p>
          </table:table-cell>
          <table:table-cell office:value-type="float" office:value="0.948826267" calcext:value-type="float">
            <text:p>0.948826</text:p>
          </table:table-cell>
          <table:table-cell office:value-type="float" office:value="0.900167242" calcext:value-type="float">
            <text:p>0.900167</text:p>
          </table:table-cell>
          <table:table-cell office:value-type="float" office:value="1.019783183" calcext:value-type="float">
            <text:p>1.019783</text:p>
          </table:table-cell>
          <table:table-cell office:value-type="float" office:value="1.025475961" calcext:value-type="float">
            <text:p>1.025476</text:p>
          </table:table-cell>
          <table:table-cell office:value-type="float" office:value="0.970629748" calcext:value-type="float">
            <text:p>0.970630</text:p>
          </table:table-cell>
          <table:table-cell office:value-type="float" office:value="0.352226175" calcext:value-type="float">
            <text:p>0.352226</text:p>
          </table:table-cell>
          <table:table-cell office:value-type="float" office:value="1.121456231" calcext:value-type="float">
            <text:p>1.121456</text:p>
          </table:table-cell>
          <table:table-cell office:value-type="float" office:value="0.948044114" calcext:value-type="float">
            <text:p>0.948044</text:p>
          </table:table-cell>
          <table:table-cell office:value-type="float" office:value="0.954330027" calcext:value-type="float">
            <text:p>0.954330</text:p>
          </table:table-cell>
          <table:table-cell office:value-type="float" office:value="0.840807013" calcext:value-type="float">
            <text:p>0.840807</text:p>
          </table:table-cell>
          <table:table-cell table:formula="of:=AVERAGE([.B64:.U64])" office:value-type="float" office:value="0.90791974805" calcext:value-type="float">
            <text:p>0.9079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67734" calcext:value-type="float">
            <text:p>0.367734</text:p>
          </table:table-cell>
          <table:table-cell office:value-type="float" office:value="0.937988" calcext:value-type="float">
            <text:p>0.937988</text:p>
          </table:table-cell>
          <table:table-cell office:value-type="float" office:value="0.940896" calcext:value-type="float">
            <text:p>0.940896</text:p>
          </table:table-cell>
          <table:table-cell office:value-type="float" office:value="1.044749" calcext:value-type="float">
            <text:p>1.044749</text:p>
          </table:table-cell>
          <table:table-cell office:value-type="float" office:value="1.082154" calcext:value-type="float">
            <text:p>1.082154</text:p>
          </table:table-cell>
          <table:table-cell office:value-type="float" office:value="1.131845" calcext:value-type="float">
            <text:p>1.131845</text:p>
          </table:table-cell>
          <table:table-cell office:value-type="float" office:value="0.938806" calcext:value-type="float">
            <text:p>0.938806</text:p>
          </table:table-cell>
          <table:table-cell office:value-type="float" office:value="0.942722" calcext:value-type="float">
            <text:p>0.942722</text:p>
          </table:table-cell>
          <table:table-cell office:value-type="float" office:value="0.858485" calcext:value-type="float">
            <text:p>0.858485</text:p>
          </table:table-cell>
          <table:table-cell office:value-type="float" office:value="0.955727" calcext:value-type="float">
            <text:p>0.955727</text:p>
          </table:table-cell>
          <table:table-cell office:value-type="float" office:value="0.946429892" calcext:value-type="float">
            <text:p>0.946430</text:p>
          </table:table-cell>
          <table:table-cell office:value-type="float" office:value="0.949364064" calcext:value-type="float">
            <text:p>0.949364</text:p>
          </table:table-cell>
          <table:table-cell office:value-type="float" office:value="1.054151741" calcext:value-type="float">
            <text:p>1.054152</text:p>
          </table:table-cell>
          <table:table-cell office:value-type="float" office:value="1.091893386" calcext:value-type="float">
            <text:p>1.091893</text:p>
          </table:table-cell>
          <table:table-cell office:value-type="float" office:value="0.964328543" calcext:value-type="float">
            <text:p>0.964329</text:p>
          </table:table-cell>
          <table:table-cell office:value-type="float" office:value="0.364424394" calcext:value-type="float">
            <text:p>0.364424</text:p>
          </table:table-cell>
          <table:table-cell office:value-type="float" office:value="1.121658395" calcext:value-type="float">
            <text:p>1.121658</text:p>
          </table:table-cell>
          <table:table-cell office:value-type="float" office:value="0.930356746" calcext:value-type="float">
            <text:p>0.930357</text:p>
          </table:table-cell>
          <table:table-cell office:value-type="float" office:value="0.934237502" calcext:value-type="float">
            <text:p>0.934238</text:p>
          </table:table-cell>
          <table:table-cell office:value-type="float" office:value="0.850758635" calcext:value-type="float">
            <text:p>0.850759</text:p>
          </table:table-cell>
          <table:table-cell table:formula="of:=AVERAGE([.B65:.U65])" office:value-type="float" office:value="0.9204354649" calcext:value-type="float">
            <text:p>0.920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00/00/00</text:date>, <text:time style:data-style-name="N2" text:time-value="10:46:14.126813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5T10:54:25.643108875</dc:date>
    <meta:editing-duration>PT3H4M22S</meta:editing-duration>
    <meta:editing-cycles>19</meta:editing-cycles>
    <meta:generator>LibreOffice/6.0.7.3$Linux_X86_64 LibreOffice_project/00m0$Build-3</meta:generator>
    <meta:document-statistic meta:table-count="1" meta:cell-count="1386" meta:object-count="0"/>
  </office:meta>
</office:document-meta>
</file>